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style:text-position=""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05" style:family="table-cell" style:parent-style-name="Default">
      <style:table-cell-properties fo:wrap-option="wrap" fo:border="0.06pt solid #000000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1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/>
    </style:style>
    <style:style style:name="ce17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="0.06pt solid #000000"/>
      <style:text-properties fo:color="#000000"/>
    </style:style>
    <style:style style:name="ce20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ext-properties fo:color="#000000" fo:font-weight="normal" style:font-weight-asian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1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3" style:family="table-cell" style:parent-style-name="Default">
      <style:table-cell-properties fo:background-color="transparent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1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ackground-color="#ffffcc"/>
      <style:text-properties fo:color="#000000"/>
    </style:style>
    <style:style style:name="ce22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3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4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4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3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8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87" style:family="table-cell" style:parent-style-name="Default">
      <style:table-cell-properties fo:wrap-option="wrap" fo:border="0.06pt solid #000000"/>
      <style:text-properties fo:font-weight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wrap-option="wrap"/>
    </style:style>
    <style:style style:name="ce291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453in" svg:height="1.152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3"/>
        <table:table-column table:style-name="co14" table:default-cell-style-name="ce92"/>
        <table:table-column table:style-name="co15" table:default-cell-style-name="ce115"/>
        <table:table-column table:style-name="co3" table:default-cell-style-name="ce112"/>
        <table:table-column table:style-name="co3" table:number-columns-repeated="250" table:default-cell-style-name="ce109"/>
        <table:table-row table:style-name="ro18">
          <table:table-cell table:style-name="ce59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0"/>
          <table:covered-table-cell table:style-name="ce109"/>
          <table:covered-table-cell table:number-columns-repeated="2"/>
          <table:table-cell table:number-columns-repeated="248"/>
        </table:table-row>
        <table:table-row table:style-name="ro10">
          <table:table-cell table:style-name="ce60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Default" table:number-columns-repeated="248"/>
        </table:table-row>
        <table:table-row table:style-name="ro10">
          <table:table-cell table:style-name="ce61" office:value-type="string">
            <text:p>Single content viewer <text:s/>Create, edit and view web content, View document.</text:p>
          </table:table-cell>
          <table:table-cell table:style-name="ce70"/>
          <table:table-cell table:style-name="ce110" table:number-columns-repeated="2"/>
          <table:table-cell table:style-name="ce116" office:value-type="string">
            <text:p>Total of High</text:p>
          </table:table-cell>
          <table:table-cell table:style-name="ce118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62" office:value-type="string">
            <text:p>FNC_ECMS_WCM_SCV_01.001</text:p>
          </table:table-cell>
          <table:table-cell table:style-name="ce71" office:value-type="string">
            <text:p>Create new SCV page using existing document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Medium</text:p>
          </table:table-cell>
          <table:table-cell table:style-name="ce116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Low</text:p>
          </table:table-cell>
          <table:table-cell table:style-name="ce118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71" office:value-type="string">
            <text:p>Create new SCV page using new created document/web content is being in publish statu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72" office:value-type="string">
            <text:p>Filter document/web content/media file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1" office:value-type="string">
            <text:p>Search by name of content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1" office:value-type="string">
            <text:p>Search by date in content in case choose only [To date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1" office:value-type="string">
            <text:p>Search by date in content in case choose only [from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1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1" office:value-type="string">
            <text:p>Create new SCV page with no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1" office:value-type="string">
            <text:p>Content List viewer: Create, edit and view web content, View document.</text:p>
          </table:table-cell>
          <table:table-cell table:style-name="ce70"/>
          <table:table-cell table:style-name="ce110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73" office:value-type="string">
            <text:p>Create new CLV page by using folder mode in case the folder is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2.001</text:p>
          </table:table-cell>
          <table:table-cell table:style-name="ce78" office:value-type="string">
            <text:p>Create new CLV page by select directly contents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8" office:value-type="string">
            <text:p>Delete content after choosing directly document or web content to view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1" office:value-type="string">
            <text:p>Search by date in content in case choose only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1" office:value-type="string">
            <text:p>Check select existed document/media to add on Single content viewer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3.001</text:p>
          </table:table-cell>
          <table:table-cell table:style-name="ce79" office:value-type="string">
            <text:p>Check Order by date creat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9" office:value-type="string">
            <text:p>Check Order by date modifi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9" office:value-type="string">
            <text:p>Check Order by dat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0" office:value-type="string">
            <text:p>Check Order by Titl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1" office:value-type="string">
            <text:p>Check view content with chosen automatic to view all web contents and sort by ascenda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9" office:value-type="string">
            <text:p>Check change template to view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9" office:value-type="string">
            <text:p>Test unchecked show imag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9" office:value-type="string">
            <text:p>Test unchecked show summary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9" office:value-type="string">
            <text:p>Test unchecked show header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9" office:value-type="string">
            <text:p>Test unchecked show titl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9" office:value-type="string">
            <text:p>Test unchecked show by date created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9" office:value-type="string">
            <text:p>Test unchecked show link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9" office:value-type="string">
            <text:p>Test checked show refresh button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4.001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8" office:value-type="string">
            <text:p>Check change draft revision to live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2" office:value-type="string">
            <text:p>Check display content in content list viewer in edit mode and no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3" office:value-type="string">
            <text:p>Test to verify the layout of Pri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3" office:value-type="string">
            <text:p>Print in case existed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3" office:value-type="string">
            <text:p>Print in case not exist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3" office:value-type="string">
            <text:p>Open form to configuration for CLV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3" office:value-type="string">
            <text:p>Add new content for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3" office:value-type="string">
            <text:p>Manage content of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65" office:value-type="string">
            <text:p>FNC_ECMS_WCM_CBQ_01.001</text:p>
          </table:table-cell>
          <table:table-cell table:style-name="ce73" office:value-type="string">
            <text:p>Check if a query and a workspace condition work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73" office:value-type="string">
            <text:p>Check if a Folder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6" office:value-type="string">
            <text:p>FNC_ECMS_WCM_CBQ_01.003</text:p>
          </table:table-cell>
          <table:table-cell table:style-name="ce73" office:value-type="string">
            <text:p>Check if a Content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73" office:value-type="string">
            <text:p>Check if a Folder/Content option works when a query is invalid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78" office:value-type="string">
            <text:p>Check if a query finds no match in a workspace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4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4" office:value-type="string">
            <text:p>Search: Search, setting search page result, in current site and all sites.</text:p>
          </table:table-cell>
          <table:table-cell table:style-name="ce86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62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1" office:value-type="string">
            <text:p>Test Search Result in case normal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1" office:value-type="string">
            <text:p>Test display search result on one page with administrator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3" office:value-type="string">
            <text:p>Test display search result in case unchecked on page</text:p>
            <text:p>and 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2" office:value-type="string">
            <text:p>Print content of search res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3" office:value-type="string">
            <text:p>Check display result when change search page layout template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SEO</text:p>
          </table:table-cell>
          <table:table-cell table:style-name="ce86"/>
          <table:table-cell table:style-name="Default"/>
          <table:table-cell table:number-columns-repeated="251"/>
        </table:table-row>
        <table:table-row table:style-name="ro13">
          <table:table-cell table:style-name="ce67" office:value-type="string">
            <text:p>FNC_ECMS_WCM_SEO_01.001</text:p>
          </table:table-cell>
          <table:table-cell table:style-name="ce94" office:value-type="string">
            <text:p>Default color of SEO icon when metadata doesn't exist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4" office:value-type="string">
            <text:p>Color of SEO icon when user inputs data but not fully complete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3" office:value-type="string">
            <text:p>Color of SEO icon when user inputs data for all fields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5" office:value-type="string">
            <text:p>Color of SEO icon when user open an administration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5" office:value-type="string">
            <text:p>Screen of SEO management when user open a portal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5" office:value-type="string">
            <text:p>Screen of SEO management when user open a content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2.001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3" office:value-type="string">
            <text:p>Alert message when user input invalid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8" office:value-type="string">
            <text:p><text:span text:style-name="T3">Display edit </text:span><text:span text:style-name="T3">mode in </text:span><text:span text:style-name="T3">case</text:span></text:p>
            <text:p><text:span text:style-name="T3"><text:s/></text:span><text:span text:style-name="T3">click [Edit </text:span><text:span text:style-name="T3">mode] icon </text:span><text:span text:style-name="T3">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7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Newslette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2" office:value-type="string">
            <text:p>FNC_ECMS_WCM_NEWS_01.001</text:p>
          </table:table-cell>
          <table:table-cell table:style-name="ce99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9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9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0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1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1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1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2.001</text:p>
          </table:table-cell>
          <table:table-cell table:style-name="ce101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1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1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1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1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1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1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1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1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1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1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1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1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1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1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3.001</text:p>
          </table:table-cell>
          <table:table-cell table:style-name="ce101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1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1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1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1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3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4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5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5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Form Generator, Fast Content Creato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07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07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07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07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08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Category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07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6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7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7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7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83" table:number-rows-repeated="10">
          <table:table-cell table:style-name="ce69"/>
          <table:table-cell table:style-name="ce109" table:number-columns-repeated="3"/>
          <table:table-cell table:number-columns-repeated="250"/>
        </table:table-row>
        <table:table-row table:style-name="ro83">
          <table:table-cell table:style-name="ce69"/>
          <table:table-cell table:style-name="ce109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22"/>
        <table:table-column table:style-name="co7" table:default-cell-style-name="ce66"/>
        <table:table-column table:style-name="co7" table:default-cell-style-name="ce132"/>
        <table:table-column table:style-name="co16" table:default-cell-style-name="ce135"/>
        <table:table-column table:style-name="co17" table:default-cell-style-name="ce137"/>
        <table:table-column table:style-name="co18" table:default-cell-style-name="ce142"/>
        <table:table-column table:style-name="co19" table:default-cell-style-name="ce141"/>
        <table:table-column table:style-name="co20" table:default-cell-style-name="ce141"/>
        <table:table-column table:style-name="co7" table:default-cell-style-name="ce113"/>
        <table:table-column table:style-name="co7" table:default-cell-style-name="ce155"/>
        <table:table-column table:style-name="co7" table:number-columns-repeated="246" table:default-cell-style-name="Default"/>
        <table:table-row table:style-name="ro13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885];[.$K1])" office:value-type="float" office:value="0">
            <text:p>0</text:p>
          </table:table-cell>
          <table:table-cell table:style-name="ce153" table:formula="of:=COUNTIF([.M$7:.M$885];[.$K1])" office:value-type="float" office:value="0">
            <text:p>0</text:p>
          </table:table-cell>
          <table:table-cell table:style-name="ce153" table:formula="of:=COUNTIF([.N$7:.N$885];[.$K1])" office:value-type="float" office:value="0">
            <text:p>0</text:p>
          </table:table-cell>
          <table:table-cell table:style-name="ce153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885];[.$K2])" office:value-type="float" office:value="0">
            <text:p>0</text:p>
          </table:table-cell>
          <table:table-cell table:style-name="ce153" table:formula="of:=COUNTIF([.M$7:.M$885];[.$K2])" office:value-type="float" office:value="0">
            <text:p>0</text:p>
          </table:table-cell>
          <table:table-cell table:style-name="ce153" table:formula="of:=COUNTIF([.N$7:.N$885];[.$K2])" office:value-type="float" office:value="0">
            <text:p>0</text:p>
          </table:table-cell>
          <table:table-cell table:style-name="ce153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885];[.$K3])" office:value-type="float" office:value="0">
            <text:p>0</text:p>
          </table:table-cell>
          <table:table-cell table:style-name="ce153" table:formula="of:=COUNTIF([.M$7:.M$885];[.$K3])" office:value-type="float" office:value="0">
            <text:p>0</text:p>
          </table:table-cell>
          <table:table-cell table:style-name="ce153" table:formula="of:=COUNTIF([.N$7:.N$885];[.$K3])" office:value-type="float" office:value="0">
            <text:p>0</text:p>
          </table:table-cell>
          <table:table-cell table:style-name="ce153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885];[.$K4])" office:value-type="float" office:value="0">
            <text:p>0</text:p>
          </table:table-cell>
          <table:table-cell table:style-name="ce153" table:formula="of:=COUNTIF([.M$7:.M$885];[.$K4])" office:value-type="float" office:value="0">
            <text:p>0</text:p>
          </table:table-cell>
          <table:table-cell table:style-name="ce153" table:formula="of:=COUNTIF([.N$7:.N$885];[.$K4])" office:value-type="float" office:value="0">
            <text:p>0</text:p>
          </table:table-cell>
          <table:table-cell table:style-name="ce153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885];[.$K5])" office:value-type="float" office:value="0">
            <text:p>0</text:p>
          </table:table-cell>
          <table:table-cell table:style-name="ce153" table:formula="of:=COUNTIF([.M$7:.M$885];[.$K5])" office:value-type="float" office:value="0">
            <text:p>0</text:p>
          </table:table-cell>
          <table:table-cell table:style-name="ce153" table:formula="of:=COUNTIF([.N$7:.N$885];[.$K5])" office:value-type="float" office:value="0">
            <text:p>0</text:p>
          </table:table-cell>
          <table:table-cell table:style-name="ce153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table:style-name="ce65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existing docum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</text:span><text:span text:style-name="T8">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</text:span><text:span text:style-name="T8">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9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5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7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3" office:value-type="string">
            <text:p>Step 5: Select result to add content for SCV page</text:p>
          </table:table-cell>
          <table:table-cell table:style-name="ce113" office:value-type="string">
            <text:p>- Click on [<text:span text:style-name="T10">Add</text:span>] icon of 1 <text:s/>web content/document/media which is listed in Result form</text:p>
          </table:table-cell>
          <table:table-cell table:style-name="ce11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with no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</text:span><text:span text:style-name="T7">Portelt </text:span><text:span text:style-name="T7">Setting tab</text:span></text:p>
            <text:p><text:span text:style-name="T7">- Uncheck </text:span><text:span text:style-name="T7">“Show Infor </text:span><text:span text:style-name="T7">Bar, Show </text:span><text:span text:style-name="T7">Portlet Mode </text:span><text:span text:style-name="T7">and Show </text:span><text:span text:style-name="T7">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3" office:value-type="string">
            <text:p>Step 3: Check view page in edit mode</text:p>
          </table:table-cell>
          <table:table-cell table:style-name="ce113" office:value-type="string">
            <text:p>Switch to edit mode</text:p>
          </table:table-cell>
          <table:table-cell table:style-name="ce11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65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7" office:value-type="string">
            <text:p>Step 3: Setting for SCV page when 'Show date' check-box is checked</text:p>
          </table:table-cell>
          <table:table-cell table:style-name="ce11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3" office:value-type="string">
            <text:p>Step 3: Setting for SCV page when check on 'Show date' check-box</text:p>
          </table:table-cell>
          <table:table-cell table:style-name="ce113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7" office:value-type="string">
            <text:p>Step 3: Setting for SCV page when 'Show option bar' check-box is checked</text:p>
          </table:table-cell>
          <table:table-cell table:style-name="ce113" office:value-type="string">
            <text:p>-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3" office:value-type="string">
            <text:p>Step 3: Setting for SCV page when check on 'Show option bar' check-box</text:p>
          </table:table-cell>
          <table:table-cell table:style-name="ce113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44" office:value-type="string">
            <text:p>Step 3: Setting for SCV page to print document/web content</text:p>
          </table:table-cell>
          <table:table-cell table:style-name="ce11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3" office:value-type="string">
            <text:p>Step 5: Print document</text:p>
          </table:table-cell>
          <table:table-cell table:style-name="ce113" office:value-type="string">
            <text:p>- View content of page</text:p>
            <text:p>- Click on <text:span text:style-name="T8">Print</text:span></text:p>
          </table:table-cell>
          <table:table-cell table:style-name="ce11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65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3" office:value-type="string">
            <text:p>Step 3: Edit content of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</text:span><text:span text:style-name="T8">as Draft </text:span><text:span text:style-name="T7">button</text:span></text:p>
          </table:table-cell>
          <table:table-cell table:style-name="ce11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3" office:value-type="string">
            <text:p>Step 3: Open form to setting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65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<text:span text:style-name="T3">- Change </text:span><text:span text:style-name="T3">mode = </text:span><text:span text:style-name="T11">View</text:span><text:span text:style-name="T3"> </text:span></text:p>
            <text:p><text:span text:style-name="T9">- Check </text:span><text:span text:style-name="T6">Edit</text:span><text:span text:style-name="T9"> </text:span><text:span text:style-name="T9">icon in SCV </text:span></text:p>
          </table:table-cell>
          <table:table-cell table:style-name="ce11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SCV </text:p>
          </table:table-cell>
          <table:table-cell table:style-name="ce113" office:value-type="string">
            <text:p><text:span text:style-name="T9">- Change </text:span><text:span text:style-name="T9">mode = </text:span><text:span text:style-name="T6">Edit </text:span></text:p>
            <text:p><text:span text:style-name="T5">- Double </text:span><text:span text:style-name="T5">click on data </text:span><text:span text:style-name="T5">of SCV </text:span>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65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SCV </text:p>
            <text:p><text:span text:style-name="T9">- Input some </text:span><text:span text:style-name="T9">data (ex: </text:span><text:span text:style-name="T9">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11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11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0" table:number-rows-repeated="3">
          <table:table-cell table:number-columns-repeated="3"/>
          <table:table-cell table:style-name="ce136"/>
          <table:table-cell/>
          <table:table-cell table:style-name="ce113" table:number-columns-repeated="3"/>
          <table:table-cell/>
          <table:table-cell table:style-name="Default"/>
          <table:table-cell table:number-columns-repeated="246"/>
        </table:table-row>
        <table:table-row table:style-name="ro83" table:number-rows-repeated="4">
          <table:table-cell table:style-name="Default" table:number-columns-repeated="10"/>
          <table:table-cell table:number-columns-repeated="246"/>
        </table:table-row>
        <table:table-row table:style-name="ro83" table:number-rows-repeated="2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157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2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3];[.$K1])" office:value-type="float" office:value="0">
            <text:p>0</text:p>
          </table:table-cell>
          <table:table-cell table:style-name="ce153" table:formula="of:=COUNTIF([.M$7:.M$1063];[.$K1])" office:value-type="float" office:value="0">
            <text:p>0</text:p>
          </table:table-cell>
          <table:table-cell table:style-name="ce153" table:formula="of:=COUNTIF([.N$7:.N$1063];[.$K1])" office:value-type="float" office:value="0">
            <text:p>0</text:p>
          </table:table-cell>
          <table:table-cell table:style-name="ce153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3];[.$K2])" office:value-type="float" office:value="0">
            <text:p>0</text:p>
          </table:table-cell>
          <table:table-cell table:style-name="ce153" table:formula="of:=COUNTIF([.M$7:.M$1063];[.$K2])" office:value-type="float" office:value="0">
            <text:p>0</text:p>
          </table:table-cell>
          <table:table-cell table:style-name="ce153" table:formula="of:=COUNTIF([.N$7:.N$1063];[.$K2])" office:value-type="float" office:value="0">
            <text:p>0</text:p>
          </table:table-cell>
          <table:table-cell table:style-name="ce153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3];[.$K3])" office:value-type="float" office:value="0">
            <text:p>0</text:p>
          </table:table-cell>
          <table:table-cell table:style-name="ce153" table:formula="of:=COUNTIF([.M$7:.M$1063];[.$K3])" office:value-type="float" office:value="0">
            <text:p>0</text:p>
          </table:table-cell>
          <table:table-cell table:style-name="ce153" table:formula="of:=COUNTIF([.N$7:.N$1063];[.$K3])" office:value-type="float" office:value="0">
            <text:p>0</text:p>
          </table:table-cell>
          <table:table-cell table:style-name="ce153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3];[.$K4])" office:value-type="float" office:value="0">
            <text:p>0</text:p>
          </table:table-cell>
          <table:table-cell table:style-name="ce153" table:formula="of:=COUNTIF([.M$7:.M$1063];[.$K4])" office:value-type="float" office:value="0">
            <text:p>0</text:p>
          </table:table-cell>
          <table:table-cell table:style-name="ce153" table:formula="of:=COUNTIF([.N$7:.N$1063];[.$K4])" office:value-type="float" office:value="0">
            <text:p>0</text:p>
          </table:table-cell>
          <table:table-cell table:style-name="ce153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3];[.$K5])" office:value-type="float" office:value="0">
            <text:p>0</text:p>
          </table:table-cell>
          <table:table-cell table:style-name="ce153" table:formula="of:=COUNTIF([.M$7:.M$1063];[.$K5])" office:value-type="float" office:value="0">
            <text:p>0</text:p>
          </table:table-cell>
          <table:table-cell table:style-name="ce153" table:formula="of:=COUNTIF([.N$7:.N$1063];[.$K5])" office:value-type="float" office:value="0">
            <text:p>0</text:p>
          </table:table-cell>
          <table:table-cell table:style-name="ce153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3" office:value-type="string">
            <text:p>Step 3: Choose blank web content folder to view.</text:p>
          </table:table-cell>
          <table:table-cell table:style-name="ce113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3" office:value-type="string">
            <text:p>- List viewer is still empty</text:p>
            <text:p><text:s/>and display message “There is no content to show”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3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7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5: Add web contents to CLV</text:p>
          </table:table-cell>
          <table:table-cell table:style-name="ce11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5: Delete some contents </text:p>
          </table:table-cell>
          <table:table-cell table:style-name="ce113" office:value-type="string">
            <text:p>- Click Delete icon near the content</text:p>
            <text:p>- Click <text:span text:style-name="T10">OK</text:span> button</text:p>
          </table:table-cell>
          <table:table-cell table:style-name="ce113" office:value-type="string">
            <text:p>- Content is deleted from List selected conten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4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input again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6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6: Check select existed document/media to add on Content List Viewer</text:p>
          </table:table-cell>
          <table:table-cell table:style-name="ce11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7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Setting</text:p>
          </table:table-cell>
          <table:table-cell table:style-name="ce7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created When automatic was chosen default</text:p>
          </table:table-cell>
          <table:table-cell table:style-name="ce113" office:value-type="string">
            <text:p>Step 3: Choose by date created to order</text:p>
          </table:table-cell>
          <table:table-cell table:style-name="ce113" office:value-type="string">
            <text:p>- Choose by date Creat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11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modified When automatic was chosen default</text:p>
          </table:table-cell>
          <table:table-cell table:style-name="ce113" office:value-type="string">
            <text:p>Step 3: Choose by date modified to order</text:p>
          </table:table-cell>
          <table:table-cell table:style-name="ce113" office:value-type="string">
            <text:p>- Choose by date modifi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11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table:style-name="ce113" office:value-type="string">
            <text:p>Step 3: Choose by date published to order</text:p>
          </table:table-cell>
          <table:table-cell table:style-name="ce113" office:value-type="string">
            <text:p>- Choose by date publish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11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table:style-name="ce113" office:value-type="string">
            <text:p>Step 3: Choose by Title to order</text:p>
          </table:table-cell>
          <table:table-cell table:style-name="ce113" office:value-type="string">
            <text:p>- Choose Title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11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13" office:value-type="string">
            <text:p>Step 3: Using list content </text:p>
            <text:p>viewer to view all web</text:p>
            <text:p>contents</text:p>
          </table:table-cell>
          <table:table-cell table:style-name="ce113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11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change template to view content list viewer </text:p>
          </table:table-cell>
          <table:table-cell table:style-name="ce113" office:value-type="string">
            <text:p>Step 3: Change template</text:p>
          </table:table-cell>
          <table:table-cell table:style-name="ce11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imag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summary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header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titl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by date created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link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47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checked show refresh button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7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Other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Save </text:span><text:span text:style-name="T8">Draft</text:span>] button</text:p>
          </table:table-cell>
          <table:table-cell table:style-name="ce11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Fast </text:span><text:span text:style-name="T8">publish</text:span>] button</text:p>
          </table:table-cell>
          <table:table-cell table:style-name="ce11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9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2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3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9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'- Click [<text:span text:style-name="T8">Edit </text:span><text:span text:style-name="T8">mode</text:span>] icon in admin toolbar at right corner of screen</text:p>
          </table:table-cell>
          <table:table-cell table:style-name="ce14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64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5: Edit content from Content list viewer to view</text:p>
          </table:table-cell>
          <table:table-cell table:style-name="ce142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4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to verify the layout of </text:p>
            <text:p>Pri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lick on home, we can see content on this page</text:p>
          </table:table-cell>
          <table:table-cell table:style-name="ce14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4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Step 1: verify the layout of print</text:p>
          </table:table-cell>
          <table:table-cell table:style-name="ce11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3" office:value-type="string">
            <text:p>Step 2: Print in case did not install printer</text:p>
          </table:table-cell>
          <table:table-cell table:style-name="ce142" office:value-type="string">
            <text:p>- Click on [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1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existed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hose content, which want to print</text:p>
          </table:table-cell>
          <table:table-cell table:style-name="ce14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4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3" office:value-type="string">
            <text:p>Step 4: Print in case existed content</text:p>
          </table:table-cell>
          <table:table-cell table:style-name="ce142" office:value-type="string">
            <text:p>- Click on [<text:span text:style-name="T13">Print</text:span><text:span text:style-name="T12">] button</text:span></text:p>
          </table:table-cell>
          <table:table-cell table:style-name="ce14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not exist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65" office:value-type="string">
            <text:p>Step 2: Access portlet, where can view content</text:p>
          </table:table-cell>
          <table:table-cell table:style-name="ce168" office:value-type="string">
            <text:p>- Click on home, we can see content on this page</text:p>
          </table:table-cell>
          <table:table-cell table:style-name="ce166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Open form to configuration for CLV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65" office:value-type="string">
            <text:p>Step 2: Open form to create configuration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66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Add new content for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6" office:value-type="string">
            <text:p>Step 2: Open form to create new content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Add </text:span><text:span text:style-name="T8">Content</text:span> icon</text:p>
          </table:table-cell>
          <table:table-cell table:style-name="ce166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5" office:value-type="string">
            <text:p>Step 3: Create new content</text:p>
          </table:table-cell>
          <table:table-cell table:style-name="ce168" office:value-type="string">
            <text:p>- Fill values in field</text:p>
            <text:p>- Save</text:p>
            <text:p>- Back to CLV page</text:p>
          </table:table-cell>
          <table:table-cell table:style-name="ce166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Manage content of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66" office:value-type="string">
            <text:p>Step 2: Open form to create new content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66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65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- Change mode = <text:span text:style-name="T8">View </text:span></text:p>
            <text:p>- Check Edit icon in CLV </text:p>
          </table:table-cell>
          <table:table-cell table:style-name="ce11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 </text:span></text:p>
            <text:p>- Check Edit icon in CLV </text:p>
          </table:table-cell>
          <table:table-cell table:style-name="ce11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Edit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CLV </text:p>
          </table:table-cell>
          <table:table-cell table:style-name="ce113" office:value-type="string">
            <text:p>- Change mode = <text:span text:style-name="T8">Edit </text:span></text:p>
            <text:p>- Double click on data of CLV 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65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11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11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157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2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/>
          <table:table-cell table:style-name="ce17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7];[.$K1])" office:value-type="float" office:value="0">
            <text:p>0</text:p>
          </table:table-cell>
          <table:table-cell table:style-name="ce153" table:formula="of:=COUNTIF([.M$7:.M$1067];[.$K1])" office:value-type="float" office:value="0">
            <text:p>0</text:p>
          </table:table-cell>
          <table:table-cell table:style-name="ce153" table:formula="of:=COUNTIF([.N$7:.N$1067];[.$K1])" office:value-type="float" office:value="0">
            <text:p>0</text:p>
          </table:table-cell>
          <table:table-cell table:style-name="ce153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7];[.$K2])" office:value-type="float" office:value="0">
            <text:p>0</text:p>
          </table:table-cell>
          <table:table-cell table:style-name="ce153" table:formula="of:=COUNTIF([.M$7:.M$1067];[.$K2])" office:value-type="float" office:value="0">
            <text:p>0</text:p>
          </table:table-cell>
          <table:table-cell table:style-name="ce153" table:formula="of:=COUNTIF([.N$7:.N$1067];[.$K2])" office:value-type="float" office:value="0">
            <text:p>0</text:p>
          </table:table-cell>
          <table:table-cell table:style-name="ce153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7];[.$K3])" office:value-type="float" office:value="0">
            <text:p>0</text:p>
          </table:table-cell>
          <table:table-cell table:style-name="ce153" table:formula="of:=COUNTIF([.M$7:.M$1067];[.$K3])" office:value-type="float" office:value="0">
            <text:p>0</text:p>
          </table:table-cell>
          <table:table-cell table:style-name="ce153" table:formula="of:=COUNTIF([.N$7:.N$1067];[.$K3])" office:value-type="float" office:value="0">
            <text:p>0</text:p>
          </table:table-cell>
          <table:table-cell table:style-name="ce153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7];[.$K4])" office:value-type="float" office:value="0">
            <text:p>0</text:p>
          </table:table-cell>
          <table:table-cell table:style-name="ce153" table:formula="of:=COUNTIF([.M$7:.M$1067];[.$K4])" office:value-type="float" office:value="0">
            <text:p>0</text:p>
          </table:table-cell>
          <table:table-cell table:style-name="ce153" table:formula="of:=COUNTIF([.N$7:.N$1067];[.$K4])" office:value-type="float" office:value="0">
            <text:p>0</text:p>
          </table:table-cell>
          <table:table-cell table:style-name="ce153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73"/>
          <table:table-cell table:style-name="ce128"/>
          <table:table-cell table:style-name="ce173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7];[.$K5])" office:value-type="float" office:value="0">
            <text:p>0</text:p>
          </table:table-cell>
          <table:table-cell table:style-name="ce153" table:formula="of:=COUNTIF([.M$7:.M$1067];[.$K5])" office:value-type="float" office:value="0">
            <text:p>0</text:p>
          </table:table-cell>
          <table:table-cell table:style-name="ce153" table:formula="of:=COUNTIF([.N$7:.N$1067];[.$K5])" office:value-type="float" office:value="0">
            <text:p>0</text:p>
          </table:table-cell>
          <table:table-cell table:style-name="ce153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67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3" office:value-type="string">
            <text:p>Step 3: Input a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3" office:value-type="string">
            <text:p>Step 3: Select folder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7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7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7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WCM\Viewers\Contents Query</text:p>
          </table:table-cell>
          <table:table-cell table:style-name="ce7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table:style-name="ce113"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3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table:style-name="ce113" office:value-type="string">
            <text:p>Step 3: Select a workspace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7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13" office:value-type="string">
            <text:p>Step 3: Input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75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42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7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75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9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add portle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9" office:value-type="string">
            <text:p>User who is not administrator cannot edit portlet settings</text:p>
          </table:table-cell>
          <table:table-cell table:style-name="ce113" office:value-type="string">
            <text:p>Step 3: Try to edit portlet settings</text:p>
          </table:table-cell>
          <table:table-cell table:style-name="ce113" office:value-type="string">
            <text:p>- Try to open Portlet Settings</text:p>
          </table:table-cell>
          <table:table-cell table:style-name="ce113" office:value-type="string">
            <text:p>Portlet settings is protected, user cannot change it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59"/>
          <table:table-cell table:style-name="ce142"/>
          <table:table-cell table:number-columns-repeated="2"/>
          <table:table-cell table:style-name="ce170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0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0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13" table:number-columns-repeated="3"/>
          <table:table-cell table:style-name="ce170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0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1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58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58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58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58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58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6"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7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 table:number-rows-repeated="2">
          <table:table-cell table:number-columns-repeated="5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6"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7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>
          <table:table-cell table:number-columns-repeated="5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5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2"/>
          <table:table-cell/>
          <table:table-cell table:style-name="ce171"/>
          <table:table-cell table:number-columns-repeated="247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7"/>
          <table:table-cell table:number-columns-repeated="248"/>
        </table:table-row>
        <table:table-row table:style-name="ro32">
          <table:table-cell table:number-columns-repeated="5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32" table:number-rows-repeated="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4"/>
          <table:table-cell table:style-name="ce167"/>
          <table:table-cell table:style-name="ce169"/>
          <table:table-cell table:number-columns-repeated="248"/>
        </table:table-row>
        <table:table-row table:style-name="ro32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13" table:number-columns-repeated="2"/>
          <table:table-cell table:style-name="ce142"/>
          <table:table-cell table:number-columns-repeated="248"/>
        </table:table-row>
        <table:table-row table:style-name="ro32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248"/>
        </table:table-row>
        <table:table-row table:style-name="ro32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1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248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2"/>
          <table:table-cell table:style-name="ce136"/>
          <table:table-cell table:number-columns-repeated="248"/>
        </table:table-row>
        <table:table-row table:style-name="ro83" table:number-rows-repeated="10">
          <table:table-cell table:style-name="Default" table:number-columns-repeated="4"/>
          <table:table-cell table:style-name="ce174"/>
          <table:table-cell table:style-name="Default"/>
          <table:table-cell table:style-name="ce174"/>
          <table:table-cell table:style-name="Default" table:number-columns-repeated="2"/>
          <table:table-cell table:number-columns-repeated="247"/>
        </table:table-row>
        <table:table-row table:style-name="ro83">
          <table:table-cell table:style-name="Default" table:number-columns-repeated="4"/>
          <table:table-cell table:style-name="ce174"/>
          <table:table-cell table:style-name="Default"/>
          <table:table-cell table:style-name="ce174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26" table:default-cell-style-name="ce122"/>
        <table:table-column table:style-name="co27" table:default-cell-style-name="ce66"/>
        <table:table-column table:style-name="co28" table:default-cell-style-name="ce132"/>
        <table:table-column table:style-name="co29" table:default-cell-style-name="ce184"/>
        <table:table-column table:style-name="co30" table:default-cell-style-name="ce176"/>
        <table:table-column table:style-name="co31" table:default-cell-style-name="ce176"/>
        <table:table-column table:style-name="co32" table:default-cell-style-name="ce176"/>
        <table:table-column table:style-name="co33" table:default-cell-style-name="ce176"/>
        <table:table-column table:style-name="co34" table:default-cell-style-name="ce195"/>
        <table:table-column table:style-name="co3" table:default-cell-style-name="ce198"/>
        <table:table-column table:style-name="co3" table:default-cell-style-name="ce200"/>
        <table:table-column table:style-name="co35" table:default-cell-style-name="ce198"/>
        <table:table-column table:style-name="co3" table:number-columns-repeated="3" table:default-cell-style-name="ce198"/>
        <table:table-column table:style-name="co3" table:default-cell-style-name="ce176"/>
        <table:table-column table:style-name="co3" table:number-columns-repeated="3" table:default-cell-style-name="ce208"/>
        <table:table-column table:style-name="co3" table:number-columns-repeated="36" table:default-cell-style-name="ce176"/>
        <table:table-column table:style-name="co3" table:number-columns-repeated="167" table:default-cell-style-name="ce187"/>
        <table:table-column table:style-name="co3" table:number-columns-repeated="33" table:default-cell-style-name="ce176"/>
        <table:table-column table:style-name="co7" table:default-cell-style-name="ce176"/>
        <table:table-row table:style-name="ro22">
          <table:table-cell table:style-name="ce176"/>
          <table:table-cell table:style-name="ce178" office:value-type="string">
            <text:p>TEST CASES</text:p>
          </table:table-cell>
          <table:table-cell table:style-name="ce178" table:number-columns-repeated="3"/>
          <table:table-cell/>
          <table:table-cell table:style-name="ce183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3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2">
          <table:table-cell table:style-name="ce176"/>
          <table:table-cell table:style-name="ce179" table:number-columns-repeated="2"/>
          <table:table-cell table:style-name="ce183" table:number-columns-repeated="2"/>
          <table:table-cell/>
          <table:table-cell table:style-name="ce18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3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33">
          <table:table-cell table:style-name="ce176"/>
          <table:table-cell table:style-name="ce180" office:value-type="string">
            <text:p>Functions list</text:p>
          </table:table-cell>
          <table:table-cell table:style-name="ce182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82"/>
          <table:table-cell/>
          <table:table-cell table:style-name="ce187"/>
          <table:table-cell table:style-name="ce190"/>
          <table:table-cell table:style-name="ce193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0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14">
          <table:table-cell table:style-name="ce176"/>
          <table:table-cell table:style-name="ce180" office:value-type="string">
            <text:p>Total Main Cases</text:p>
          </table:table-cell>
          <table:table-cell table:style-name="ce182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82"/>
          <table:table-cell/>
          <table:table-cell table:style-name="ce187"/>
          <table:table-cell table:style-name="ce190"/>
          <table:table-cell table:style-name="ce194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0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2">
          <table:table-cell table:style-name="ce176"/>
          <table:table-cell table:style-name="ce181"/>
          <table:table-cell table:style-name="ce176" table:number-columns-repeated="2"/>
          <table:table-cell table:number-columns-repeated="4"/>
          <table:table-cell table:style-name="ce17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34">
          <table:table-cell table:style-name="ce177" office:value-type="float" office:value="1">
            <text:p>001</text:p>
          </table:table-cell>
          <table:table-cell table:style-name="ce65" office:value-type="string">
            <text:p>FNC_ECMS_WCM_BF_01</text:p>
          </table:table-cell>
          <table:table-cell table:style-name="ce17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96"/>
          <table:table-cell table:content-validation-name="val1"/>
          <table:table-cell table:style-name="ce202"/>
          <table:table-cell table:style-name="ce196" table:number-columns-repeated="3"/>
          <table:table-cell table:style-name="ce205" table:number-columns-repeated="4"/>
          <table:table-cell table:style-name="ce213" table:number-columns-repeated="36"/>
          <table:table-cell table:style-name="ce218" table:number-columns-repeated="167"/>
          <table:table-cell table:style-name="ce213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 form to edit banner</text:p>
          </table:table-cell>
          <table:table-cell table:style-name="ce186" office:value-type="string">
            <text:p>Step 2: Show form to edit banner</text:p>
          </table:table-cell>
          <table:table-cell table:style-name="ce186" office:value-type="string">
            <text:p><text:s/>- Click on <text:span text:style-name="T10">quick</text:span> <text:span text:style-name="T10">edit</text:span> icon on banner</text:p>
          </table:table-cell>
          <table:table-cell table:style-name="ce18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7"/>
          <table:table-cell table:content-validation-name="val1"/>
          <table:table-cell table:style-name="ce202"/>
          <table:table-cell table:style-name="ce197" table:number-columns-repeated="3"/>
          <table:table-cell table:style-name="ce206" table:number-columns-repeated="4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7"/>
          <table:table-cell table:style-name="ce211" table:number-columns-repeated="3"/>
          <table:table-cell table:style-name="ce213" table:number-columns-repeated="36"/>
          <table:table-cell table:style-name="ce218" table:number-columns-repeated="167"/>
          <table:table-cell table:style-name="ce213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Replace existing logo while editing banner</text:p>
          </table:table-cell>
          <table:table-cell table:style-name="ce186" office:value-type="string">
            <text:p>Step 2: Change logo</text:p>
          </table:table-cell>
          <table:table-cell table:style-name="ce188" office:value-type="string">
            <office:annotation draw:style-name="gr2" draw:text-style-name="P2" svg:width="1.398in" svg:height="0.6815in" svg:x="9.7366in" svg:y="44.4252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Replace existing logo while editing banner</text:p>
          </table:table-cell>
          <table:table-cell table:style-name="ce186" office:value-type="string">
            <text:p>Step 3: Complete changing logo</text:p>
          </table:table-cell>
          <table:table-cell table:style-name="ce186" office:value-type="string">
            <text:p>Click <text:span text:style-name="T8">[Fast </text:span><text:span text:style-name="T8">Publish]</text:span></text:p>
          </table:table-cell>
          <table:table-cell table:style-name="ce19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adding slogan on banner</text:p>
          </table:table-cell>
          <table:table-cell table:style-name="ce186" office:value-type="string">
            <text:p>Step 2: Complete editing banner with new slogan</text:p>
          </table:table-cell>
          <table:table-cell table:style-name="ce186" office:value-type="string">
            <text:p>- Add text for slogan in Main content</text:p>
            <text:p>- Click <text:span text:style-name="T8">[Fast </text:span><text:span text:style-name="T8">Publish]</text:span></text:p>
          </table:table-cell>
          <table:table-cell table:style-name="ce19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office:annotation draw:style-name="gr3" draw:text-style-name="P2" svg:width="1.4882in" svg:height="0.8933in" svg:x="9.5606in" svg:y="102.5307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3: Update logo</text:p>
          </table:table-cell>
          <table:table-cell table:style-name="ce186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4: Display image's <text:s/>source code</text:p>
          </table:table-cell>
          <table:table-cell table:style-name="ce186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5: Make large size to suitable with banner</text:p>
          </table:table-cell>
          <table:table-cell table:style-name="ce186" office:value-type="string">
            <text:p>- Change height and weight of image in here </text:p>
          </table:table-cell>
          <table:table-cell table:style-name="ce19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6: Update slogan</text:p>
          </table:table-cell>
          <table:table-cell table:style-name="ce186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displaying slogan in banner after edit banner with long text slogan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displaying slogan in banner after edit banner with long text slogan</text:p>
          </table:table-cell>
          <table:table-cell table:style-name="ce186" office:value-type="string">
            <text:p>Step 3: Update slogan</text:p>
          </table:table-cell>
          <table:table-cell table:style-name="ce186" office:value-type="string">
            <text:p>- Edit current or add new slogan by input long text in Main Content field</text:p>
            <text:p>- Click <text:span text:style-name="T8">[Fast </text:span><text:span text:style-name="T8">Publish]</text:span></text:p>
            <text:p/>
          </table:table-cell>
          <table:table-cell table:style-name="ce19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css code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css code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java script(js) code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java script(js) code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65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displaying form to edit footer</text:p>
          </table:table-cell>
          <table:table-cell table:style-name="ce184" office:value-type="string">
            <text:p>Step 2: Show form to edit footer</text:p>
          </table:table-cell>
          <table:table-cell table:style-name="ce189" office:value-type="string">
            <text:p>- Click on quick edit icon on footer at the bottom of screen</text:p>
          </table:table-cell>
          <table:table-cell table:style-name="ce18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84" office:value-type="string">
            <text:p>Step 1: Show form to edit foot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8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ing footer with image/text</text:p>
          </table:table-cell>
          <table:table-cell table:style-name="ce186" office:value-type="string">
            <text:p>Step 2: Update image</text:p>
          </table:table-cell>
          <table:table-cell table:style-name="ce188" office:value-type="string">
            <office:annotation draw:style-name="gr5" draw:text-style-name="P2" svg:width="1.1193in" svg:height="0.7083in" svg:x="9.7366in" svg:y="328.3791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ing footer with image/text</text:p>
          </table:table-cell>
          <table:table-cell table:style-name="ce186" office:value-type="string">
            <text:p>Step 3: Complete editing footer</text:p>
          </table:table-cell>
          <table:table-cell table:style-name="ce186" office:value-type="string">
            <text:p>Click [<text:span text:style-name="T10">Fast</text:span> <text:span text:style-name="T10">publish</text:span>] button</text:p>
          </table:table-cell>
          <table:table-cell table:style-name="ce19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84" office:value-type="string">
            <text:p>Step 1: Show form to edit foot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8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long text.</text:p>
          </table:table-cell>
          <table:table-cell table:style-name="ce186" office:value-type="string">
            <text:p>Step 2: Update footer with long text</text:p>
          </table:table-cell>
          <table:table-cell table:style-name="ce188" office:value-type="string">
            <text:p>- Edit current or add new text with long content or in different lines</text:p>
            <text:p>- Click [<text:span text:style-name="T8">Fast </text:span><text:span text:style-name="T8">Publish]</text:span></text:p>
          </table:table-cell>
          <table:table-cell table:style-name="ce18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84" office:value-type="string">
            <text:p>Step 1: Choose existing site with foot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CSS</text:p>
          </table:table-cell>
          <table:table-cell table:style-name="ce186" office:value-type="string">
            <text:p>Step 2: Change information of footer.</text:p>
          </table:table-cell>
          <table:table-cell table:style-name="ce188" office:value-type="string">
            <text:p>- Click on quick edit icon on footer at the middle of screen</text:p>
          </table:table-cell>
          <table:table-cell table:style-name="ce18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CSS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84" office:value-type="string">
            <text:p>Step 1: Choose existing site with foot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JS</text:p>
          </table:table-cell>
          <table:table-cell table:style-name="ce186" office:value-type="string">
            <text:p>Step 2: Change information of footer.</text:p>
          </table:table-cell>
          <table:table-cell table:style-name="ce188" office:value-type="string">
            <text:p>- Click on quick edit icon on footer at the middle of screen</text:p>
          </table:table-cell>
          <table:table-cell table:style-name="ce18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JS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65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display form to edit Homepage</text:p>
          </table:table-cell>
          <table:table-cell table:style-name="ce184" office:value-type="string">
            <text:p>Step 2: Show form to edit footer</text:p>
          </table:table-cell>
          <table:table-cell table:style-name="ce184" office:value-type="string">
            <text:p>- Click on quick edit icon in the top right of page's content</text:p>
          </table:table-cell>
          <table:table-cell table:style-name="ce18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84" office:value-type="string">
            <text:p>Step 1: Show form to edit Home page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18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style-name="ce207" table:number-columns-repeated="3"/>
          <table:table-cell table:style-name="ce213" table:number-columns-repeated="36"/>
          <table:table-cell table:style-name="ce221" table:number-columns-repeated="167"/>
          <table:table-cell table:style-name="ce213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Edit content of Home page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hange content of Home page in Main Content field</text:p>
            <text:p>- Click [<text:span text:style-name="T8">Fast </text:span><text:span text:style-name="T8">Publish</text:span>]</text:p>
          </table:table-cell>
          <table:table-cell table:style-name="ce18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style-name="ce207" table:number-columns-repeated="3"/>
          <table:table-cell table:style-name="ce213" table:number-columns-repeated="36"/>
          <table:table-cell table:style-name="ce221" table:number-columns-repeated="167"/>
          <table:table-cell table:style-name="ce213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84" office:value-type="string">
            <text:p>Step 1: Choose existing site with Homepage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CSS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lick on quick edit icon on Homepage at the middle of screen</text:p>
          </table:table-cell>
          <table:table-cell table:style-name="ce18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CSS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84" office:value-type="string">
            <text:p>Step 1: Choose existing site with Homepage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JS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lick on quick edit icon on Homepage at the middle of screen</text:p>
          </table:table-cell>
          <table:table-cell table:style-name="ce18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JS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45" table:number-rows-repeated="12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237"/>
        </table:table-row>
        <table:table-row table:style-name="ro45" table:number-rows-repeated="2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222" table:number-columns-repeated="167"/>
          <table:table-cell table:number-columns-repeated="34"/>
        </table:table-row>
        <table:table-row table:style-name="ro45" table:number-rows-repeated="10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  <table:table-row table:style-name="ro45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22"/>
        <table:table-column table:style-name="co36" table:default-cell-style-name="ce63"/>
        <table:table-column table:style-name="co37" table:default-cell-style-name="ce132"/>
        <table:table-column table:style-name="co38" table:default-cell-style-name="ce141"/>
        <table:table-column table:style-name="co39" table:default-cell-style-name="ce135"/>
        <table:table-column table:style-name="co39" table:default-cell-style-name="ce143"/>
        <table:table-column table:style-name="co40" table:default-cell-style-name="ce141"/>
        <table:table-column table:style-name="co31" table:default-cell-style-name="ce141"/>
        <table:table-column table:style-name="co41" table:default-cell-style-name="ce141"/>
        <table:table-column table:style-name="co3" table:default-cell-style-name="ce141"/>
        <table:table-column table:style-name="co3" table:default-cell-style-name="ce238"/>
        <table:table-column table:style-name="co3" table:number-columns-repeated="4" table:default-cell-style-name="ce141"/>
        <table:table-column table:style-name="co3" table:number-columns-repeated="3" table:default-cell-style-name="ce155"/>
        <table:table-column table:style-name="co3" table:number-columns-repeated="238" table:default-cell-style-name="Default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2];[.$K1])" office:value-type="float" office:value="0">
            <text:p>0</text:p>
          </table:table-cell>
          <table:table-cell table:style-name="ce153" table:formula="of:=COUNTIF([.M$7:.M$1012];[.$K1])" office:value-type="float" office:value="0">
            <text:p>0</text:p>
          </table:table-cell>
          <table:table-cell table:style-name="ce153" table:formula="of:=COUNTIF([.N$7:.N$1012];[.$K1])" office:value-type="float" office:value="0">
            <text:p>0</text:p>
          </table:table-cell>
          <table:table-cell table:style-name="ce153" table:formula="of:=COUNTIF([.O$7:.O$1012];[.$K1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2];[.$K2])" office:value-type="float" office:value="0">
            <text:p>0</text:p>
          </table:table-cell>
          <table:table-cell table:style-name="ce153" table:formula="of:=COUNTIF([.M$7:.M$1012];[.$K2])" office:value-type="float" office:value="0">
            <text:p>0</text:p>
          </table:table-cell>
          <table:table-cell table:style-name="ce153" table:formula="of:=COUNTIF([.N$7:.N$1012];[.$K2])" office:value-type="float" office:value="0">
            <text:p>0</text:p>
          </table:table-cell>
          <table:table-cell table:style-name="ce153" table:formula="of:=COUNTIF([.O$7:.O$1012];[.$K2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33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4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2];[.$K3])" office:value-type="float" office:value="0">
            <text:p>0</text:p>
          </table:table-cell>
          <table:table-cell table:style-name="ce153" table:formula="of:=COUNTIF([.M$7:.M$1012];[.$K3])" office:value-type="float" office:value="0">
            <text:p>0</text:p>
          </table:table-cell>
          <table:table-cell table:style-name="ce153" table:formula="of:=COUNTIF([.N$7:.N$1012];[.$K3])" office:value-type="float" office:value="0">
            <text:p>0</text:p>
          </table:table-cell>
          <table:table-cell table:style-name="ce153" table:formula="of:=COUNTIF([.O$7:.O$1012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number-columns-repeated="2"/>
          <table:table-cell table:style-name="ce243"/>
          <table:table-cell table:style-name="ce244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2];[.$K4])" office:value-type="float" office:value="0">
            <text:p>0</text:p>
          </table:table-cell>
          <table:table-cell table:style-name="ce153" table:formula="of:=COUNTIF([.M$7:.M$1012];[.$K4])" office:value-type="float" office:value="0">
            <text:p>0</text:p>
          </table:table-cell>
          <table:table-cell table:style-name="ce153" table:formula="of:=COUNTIF([.N$7:.N$1012];[.$K4])" office:value-type="float" office:value="0">
            <text:p>0</text:p>
          </table:table-cell>
          <table:table-cell table:style-name="ce153" table:formula="of:=COUNTIF([.O$7:.O$1012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number-columns-repeated="2"/>
          <table:table-cell table:style-name="ce243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2];[.$K5])" office:value-type="float" office:value="0">
            <text:p>0</text:p>
          </table:table-cell>
          <table:table-cell table:style-name="ce153" table:formula="of:=COUNTIF([.M$7:.M$1012];[.$K5])" office:value-type="float" office:value="0">
            <text:p>0</text:p>
          </table:table-cell>
          <table:table-cell table:style-name="ce153" table:formula="of:=COUNTIF([.N$7:.N$1012];[.$K5])" office:value-type="float" office:value="0">
            <text:p>0</text:p>
          </table:table-cell>
          <table:table-cell table:style-name="ce15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9">
          <table:table-cell table:style-name="ce224" office:value-type="float" office:value="1">
            <text:p>001</text:p>
          </table:table-cell>
          <table:table-cell table:style-name="ce62" office:value-type="string">
            <text:p>FNC_ECMS_WCM_SEARCH_01</text:p>
          </table:table-cell>
          <table:table-cell table:style-name="ce22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no keywords for searching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no keywords for searching</text:p>
          </table:table-cell>
          <table:table-cell table:style-name="ce137" office:value-type="string">
            <text:p>Step 3: Do search</text:p>
          </table:table-cell>
          <table:table-cell table:style-name="ce137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table:style-name="ce142" office:value-type="string">
            <text:p>Step 4: Search by does not match keywords</text:p>
          </table:table-cell>
          <table:table-cell table:style-name="ce142" office:value-type="string">
            <text:p>- Input keyword into Search (does not match with any existing value) text box</text:p>
            <text:p>- Click [<text:span text:style-name="T13">Search]</text:span><text:span text:style-name="T12"> </text:span><text:span text:style-name="T12">icon</text:span></text:p>
          </table:table-cell>
          <table:table-cell table:style-name="ce14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keyword matches existing valu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43" office:value-type="string">
            <text:p>- Input valid keyword which contain in main content of web content.</text:p>
            <text:p>- Click [<text:span text:style-name="T23">Search</text:span><text:span text:style-name="T24">] </text:span><text:span text:style-name="T24">icon</text:span></text:p>
          </table:table-cell>
          <table:table-cell table:style-name="ce14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searching keyword contains special characters like: #,$,%, &amp;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43" office:value-type="string">
            <text:p>- Type special character on text box search</text:p>
          </table:table-cell>
          <table:table-cell table:style-name="ce13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4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</text:span><text:span text:style-name="T26">display </text:span><text:span text:style-name="T26">published </text:span><text:span text:style-name="T26">version in </text:span><text:span text:style-name="T26">both Live </text:span><text:span text:style-name="T26">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4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4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normal user do searching</text:p>
          </table:table-cell>
          <table:table-cell table:style-name="ce14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0" office:value-type="string">
            <text:p>Test display search result in case checked page and document to d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43" office:value-type="string">
            <text:p>- Wait some minutes to display search results</text:p>
          </table:table-cell>
          <table:table-cell table:style-name="ce14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 </text:p>
            <text:p>in case choose one site </text:p>
            <text:p>to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4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</text:p>
            <text:p>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43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page <text:s/>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43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search by Box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3" office:value-type="string">
            <text:p>Step 4: Type keyword suitable</text:p>
            <text:p><text:s/>with site</text:p>
            <text:p/>
          </table:table-cell>
          <table:table-cell table:style-name="ce113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keyword was typed by A*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43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unchecked on page and 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3" office:value-type="string">
            <text:p>Step 3: Unchecked on page</text:p>
            <text:p>and document to search</text:p>
          </table:table-cell>
          <table:table-cell table:style-name="ce113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</text:span><text:span text:style-name="T12">keyboard</text:span></text:p>
          </table:table-cell>
          <table:table-cell table:style-name="ce113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 <text:s/>Result in Liv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</text:span><text:span text:style-name="T26">display </text:span><text:span text:style-name="T26">published </text:span><text:span text:style-name="T26">version in </text:span><text:span text:style-name="T26">both Live </text:span><text:span text:style-name="T26">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7" office:value-type="string">
            <text:p>- Click link of search result </text:p>
          </table:table-cell>
          <table:table-cell table:style-name="ce23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8" office:value-type="string">
            <text:p>Print content of search res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7" office:value-type="string">
            <text:p>- Open search portlet</text:p>
            <text:p>- Do search</text:p>
          </table:table-cell>
          <table:table-cell table:style-name="ce23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7" office:value-type="string">
            <text:p>- Click link of search result</text:p>
          </table:table-cell>
          <table:table-cell table:style-name="ce23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7" office:value-type="string">
            <text:p>Click on <text:span text:style-name="T8">Print</text:span> icon</text:p>
          </table:table-cell>
          <table:table-cell table:style-name="ce23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62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92" office:value-type="string">
            <text:p>Check display form to setting</text:p>
            <text:p><text:s/>search result pag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23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232" office:value-type="string">
            <text:p>Check display form to setting</text:p>
            <text:p><text:s/>search result page</text:p>
          </table:table-cell>
          <table:table-cell table:style-name="ce227" office:value-type="string">
            <text:p>Step 3: Display form to setting </text:p>
            <text:p>search page</text:p>
          </table:table-cell>
          <table:table-cell table:style-name="ce22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when choose</text:p>
            <text:p>box search is pag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Edit mode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4: Choose box <text:s/>search for</text:p>
            <text:p><text:s/>page mode</text:p>
          </table:table-cell>
          <table:table-cell table:style-name="ce22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5: Check form after </text:p>
            <text:p>choosing box search </text:p>
          </table:table-cell>
          <table:table-cell table:style-name="ce228" office:value-type="string">
            <text:p>- Choose search portlet on </text:p>
            <text:p>navigation bar</text:p>
          </table:table-cell>
          <table:table-cell table:style-name="ce22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result when </text:p>
            <text:p>change item per page defa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Click [<text:span text:style-name="T8">Edit </text:span><text:span text:style-name="T8">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4: Change item per page </text:p>
            <text:p>for result search page</text:p>
          </table:table-cell>
          <table:table-cell table:style-name="ce22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5: Check display search </text:p>
            <text:p>result page after changing</text:p>
          </table:table-cell>
          <table:table-cell table:style-name="ce22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5" office:value-type="string">
            <text:p>Check display result when change search page layout template 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<text:span text:style-name="T10">Edit </text:span><text:span text:style-name="T10">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<text:span text:style-name="T10">Quick </text:span><text:span text:style-name="T10">Edit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4: Change search page</text:p>
            <text:p>layout template</text:p>
          </table:table-cell>
          <table:table-cell table:style-name="ce228" office:value-type="string">
            <text:p>- Choose </text:p>
            <text:p>UIResultpagelayoutdefault.gtmpl</text:p>
            <text:p>on page layout template</text:p>
          </table:table-cell>
          <table:table-cell table:style-name="ce22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5: Check display search </text:p>
            <text:p>result page after changing</text:p>
          </table:table-cell>
          <table:table-cell table:style-name="ce22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62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3" office:value-type="string">
            <text:p>Check search on textbox by normal use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7" office:value-type="string">
            <text:p>- Choose search portlet on navigation bar</text:p>
          </table:table-cell>
          <table:table-cell table:style-name="ce13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3" office:value-type="string">
            <text:p>Check search on textbox by administrato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administrator</text:p>
          </table:table-cell>
          <table:table-cell table:style-name="ce228" office:value-type="string">
            <text:p>Step 2: Do search </text:p>
          </table:table-cell>
          <table:table-cell table:style-name="ce22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administrator</text:p>
          </table:table-cell>
          <table:table-cell table:style-name="ce228" office:value-type="string">
            <text:p>Step 3: Check display search</text:p>
            <text:p>result</text:p>
          </table:table-cell>
          <table:table-cell table:style-name="ce228" office:value-type="string">
            <text:p>- See on search result page</text:p>
          </table:table-cell>
          <table:table-cell table:style-name="ce228" office:value-type="string">
            <text:p>- Display all results, which contain </text:p>
            <text:p>search keyword.</text:p>
            <text:p>-<text:span text:style-name="T26">Will display </text:span><text:span text:style-name="T26">only live </text:span><text:span text:style-name="T26">version if edit</text:span></text:p>
            <text:p><text:span text:style-name="T27">mode OFF</text:span></text:p>
            <text:p><text:span text:style-name="T27">- Or will </text:span><text:span text:style-name="T27">display both </text:span><text:span text:style-name="T27">live and draft</text:span></text:p>
            <text:p><text:span text:style-name="T27">version, </text:span><text:span text:style-name="T27">which </text:span><text:span text:style-name="T27">contain draft </text:span><text:span text:style-name="T27">icon and</text:span></text:p>
            <text:p><text:span text:style-name="T27"><text:s/></text:span><text:span text:style-name="T27">edit icon </text:span><text:span text:style-name="T27">beside if edit </text:span><text:span text:style-name="T27">mode ON</text:span></text:p>
            <text:p><text:span text:style-name="T27"><text:s/></text:span><text:span text:style-name="T27">and user </text:span><text:span text:style-name="T27">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61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39"/>
          <table:table-cell table:style-name="ce128" table:number-columns-repeated="245"/>
        </table:table-row>
        <table:table-row table:style-name="ro61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39"/>
          <table:table-cell table:style-name="ce128" table:number-columns-repeated="245"/>
        </table:table-row>
      </table:table>
      <table:table table:name="SEO" table:style-name="ta4" table:print="false">
        <table:table-column table:style-name="co7" table:default-cell-style-name="ce252"/>
        <table:table-column table:style-name="co15" table:default-cell-style-name="ce157"/>
        <table:table-column table:style-name="co21" table:default-cell-style-name="ce253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13"/>
        <table:table-column table:style-name="co25" table:default-cell-style-name="ce141"/>
        <table:table-column table:style-name="co7" table:default-cell-style-name="ce113"/>
        <table:table-column table:style-name="co7" table:number-columns-repeated="1015" table:default-cell-style-name="Default"/>
        <table:table-row table:style-name="ro22">
          <table:table-cell table:style-name="ce248"/>
          <table:table-cell table:style-name="ce124" office:value-type="string">
            <text:p>TEST CASES</text:p>
          </table:table-cell>
          <table:table-cell table:style-name="ce124" table:number-columns-repeated="2"/>
          <table:table-cell table:style-name="ce17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70];[.$K1])" office:value-type="float" office:value="0">
            <text:p>0</text:p>
          </table:table-cell>
          <table:table-cell table:style-name="ce153" table:formula="of:=COUNTIF([.M$7:.M$1070];[.$K1])" office:value-type="float" office:value="0">
            <text:p>0</text:p>
          </table:table-cell>
          <table:table-cell table:style-name="ce153" table:formula="of:=COUNTIF([.N$7:.N$1070];[.$K1])" office:value-type="float" office:value="0">
            <text:p>0</text:p>
          </table:table-cell>
          <table:table-cell table:style-name="ce153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8"/>
          <table:table-cell table:style-name="ce125"/>
          <table:table-cell table:style-name="ce133" table:number-columns-repeated="3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70];[.$K2])" office:value-type="float" office:value="0">
            <text:p>0</text:p>
          </table:table-cell>
          <table:table-cell table:style-name="ce153" table:formula="of:=COUNTIF([.M$7:.M$1070];[.$K2])" office:value-type="float" office:value="0">
            <text:p>0</text:p>
          </table:table-cell>
          <table:table-cell table:style-name="ce153" table:formula="of:=COUNTIF([.N$7:.N$1070];[.$K2])" office:value-type="float" office:value="0">
            <text:p>0</text:p>
          </table:table-cell>
          <table:table-cell table:style-name="ce153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8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70];[.$K3])" office:value-type="float" office:value="0">
            <text:p>0</text:p>
          </table:table-cell>
          <table:table-cell table:style-name="ce153" table:formula="of:=COUNTIF([.M$7:.M$1070];[.$K3])" office:value-type="float" office:value="0">
            <text:p>0</text:p>
          </table:table-cell>
          <table:table-cell table:style-name="ce153" table:formula="of:=COUNTIF([.N$7:.N$1070];[.$K3])" office:value-type="float" office:value="0">
            <text:p>0</text:p>
          </table:table-cell>
          <table:table-cell table:style-name="ce153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8"/>
          <table:table-cell table:style-name="ce126" office:value-type="string">
            <text:p>Total Main Cases</text:p>
          </table:table-cell>
          <table:table-cell table:style-name="ce13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70];[.$K4])" office:value-type="float" office:value="0">
            <text:p>0</text:p>
          </table:table-cell>
          <table:table-cell table:style-name="ce153" table:formula="of:=COUNTIF([.M$7:.M$1070];[.$K4])" office:value-type="float" office:value="0">
            <text:p>0</text:p>
          </table:table-cell>
          <table:table-cell table:style-name="ce153" table:formula="of:=COUNTIF([.N$7:.N$1070];[.$K4])" office:value-type="float" office:value="0">
            <text:p>0</text:p>
          </table:table-cell>
          <table:table-cell table:style-name="ce153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7"/>
          <table:table-cell table:style-name="ce150"/>
          <table:table-cell table:style-name="ce134"/>
          <table:table-cell table:style-name="ce173"/>
          <table:table-cell table:style-name="ce128"/>
          <table:table-cell table:style-name="ce173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70];[.$K5])" office:value-type="float" office:value="0">
            <text:p>0</text:p>
          </table:table-cell>
          <table:table-cell table:style-name="ce153" table:formula="of:=COUNTIF([.M$7:.M$1070];[.$K5])" office:value-type="float" office:value="0">
            <text:p>0</text:p>
          </table:table-cell>
          <table:table-cell table:style-name="ce153" table:formula="of:=COUNTIF([.N$7:.N$1070];[.$K5])" office:value-type="float" office:value="0">
            <text:p>0</text:p>
          </table:table-cell>
          <table:table-cell table:style-name="ce153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1" office:value-type="string">
            <text:p>Case No</text:p>
          </table:table-cell>
          <table:table-cell table:style-name="ce251" office:value-type="string">
            <text:p>Related function</text:p>
          </table:table-cell>
          <table:table-cell table:style-name="ce251" office:value-type="string">
            <text:p>Case ID</text:p>
          </table:table-cell>
          <table:table-cell table:style-name="ce251" office:value-type="string">
            <text:p>Path</text:p>
          </table:table-cell>
          <table:table-cell table:style-name="ce251" office:value-type="string">
            <text:p>Case Description</text:p>
          </table:table-cell>
          <table:table-cell table:style-name="ce251" office:value-type="string">
            <text:p>Step Description</text:p>
          </table:table-cell>
          <table:table-cell table:style-name="ce251" office:value-type="string">
            <text:p>Steps to produce</text:p>
          </table:table-cell>
          <table:table-cell table:style-name="ce251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1" office:value-type="string">
            <text:p>Affect</text:p>
          </table:table-cell>
          <table:table-cell table:style-name="ce150" office:value-type="string">
            <text:p>Tester</text:p>
          </table:table-cell>
          <table:table-cell table:style-name="ce150" office:value-type="string">
            <text:p>IE7</text:p>
          </table:table-cell>
          <table:table-cell table:style-name="ce150" office:value-type="string">
            <text:p>FireFox3.5</text:p>
          </table:table-cell>
          <table:table-cell table:style-name="ce150" office:value-type="string">
            <text:p>Comment/Bug</text:p>
          </table:table-cell>
          <table:table-cell table:style-name="ce150" table:number-columns-repeated="242"/>
          <table:table-cell table:number-columns-repeated="768"/>
        </table:table-row>
        <table:table-row table:style-name="ro28">
          <table:table-cell office:value-type="float" office:value="1">
            <text:p>001</text:p>
          </table:table-cell>
          <table:table-cell table:style-name="ce67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Appearance</text:p>
          </table:table-cell>
          <table:table-cell table:style-name="ce94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41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54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41" office:value-type="string">
            <text:p>- Login as root, goto acme homepage</text:p>
            <text:p>- Select SEO Management beside username</text:p>
          </table:table-cell>
          <table:table-cell table:style-name="ce147"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5" office:value-type="string">
            <text:p>Color of SEO icon when user inputs data but not fully completed</text:p>
          </table:table-cell>
          <table:table-cell table:style-name="ce113" office:value-type="string">
            <text:p>Step 2: Input data</text:p>
          </table:table-cell>
          <table:table-cell table:style-name="ce136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5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7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54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75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3" office:value-type="string">
            <text:p>Step 2: Input data</text:p>
          </table:table-cell>
          <table:table-cell table:style-name="ce256" office:value-type="string">
            <text:p>- Input data for both Description and Keywords</text:p>
            <text:p><text:span text:style-name="T9">- Input a </text:span><text:span text:style-name="T9">value for </text:span><text:span text:style-name="T9">Priority</text:span></text:p>
            <text:p>- Click button Save</text:p>
          </table:table-cell>
          <table:table-cell table:style-name="ce147"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57" office:value-type="string">
            <text:p>- Select menu Edit &gt; Page</text:p>
            <text:p>- Check color of SEO icon </text:p>
          </table:table-cell>
          <table:table-cell table:style-name="ce113" office:value-type="string">
            <text:p>Color of SEO icon is green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5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5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75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54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75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54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41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7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7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Metadata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3" office:value-type="string">
            <text:p>Tag &lt;meta&gt; for Description / Keywords / Robots are not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75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9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9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1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1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nquency, Priority won't be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7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5"/>
          <table:table-cell table:style-name="ce142"/>
          <table:table-cell table:style-name="ce141"/>
          <table:table-cell table:number-columns-repeated="1017"/>
        </table:table-row>
        <table:table-row table:style-name="ro32">
          <table:table-cell table:number-columns-repeated="5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5"/>
          <table:table-cell table:number-columns-repeated="101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13"/>
          <table:table-cell table:number-columns-repeated="1018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6"/>
          <table:table-cell table:style-name="ce141"/>
          <table:table-cell table:number-columns-repeated="1017"/>
        </table:table-row>
        <table:table-row table:style-name="ro32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32" table:number-rows-repeated="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4"/>
          <table:table-cell table:style-name="ce167"/>
          <table:table-cell table:style-name="ce169"/>
          <table:table-cell table:number-columns-repeated="1016"/>
        </table:table-row>
        <table:table-row table:style-name="ro32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4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1016"/>
        </table:table-row>
        <table:table-row table:style-name="ro32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1016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36"/>
          <table:table-cell table:number-columns-repeated="1016"/>
        </table:table-row>
        <table:table-row table:style-name="ro83" table:number-rows-repeated="10">
          <table:table-cell table:style-name="ce128" table:number-columns-repeated="4"/>
          <table:table-cell table:style-name="ce173"/>
          <table:table-cell table:style-name="ce128"/>
          <table:table-cell table:style-name="ce173"/>
          <table:table-cell table:style-name="ce128" table:number-columns-repeated="1017"/>
        </table:table-row>
        <table:table-row table:style-name="ro83">
          <table:table-cell table:style-name="ce128" table:number-columns-repeated="4"/>
          <table:table-cell table:style-name="ce173"/>
          <table:table-cell table:style-name="ce128"/>
          <table:table-cell table:style-name="ce173"/>
          <table:table-cell table:style-name="ce128" table:number-columns-repeated="1017"/>
        </table:table-row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74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2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number-columns-repeated="3" table:style-name="ce269"/>
          <table:table-cell/>
          <table:table-cell table:style-name="ce183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3"/>
          <table:table-cell table:style-name="ce280" table:number-columns-repeated="205"/>
          <table:table-cell table:number-columns-repeated="35"/>
        </table:table-row>
        <table:table-row table:style-name="ro22">
          <table:table-cell/>
          <table:table-cell table:style-name="ce270"/>
          <table:table-cell table:style-name="ce179"/>
          <table:table-cell table:style-name="ce183" table:number-columns-repeated="2"/>
          <table:table-cell/>
          <table:table-cell table:style-name="ce18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3"/>
          <table:table-cell table:style-name="ce280" table:number-columns-repeated="205"/>
          <table:table-cell table:number-columns-repeated="35"/>
        </table:table-row>
        <table:table-row table:style-name="ro33">
          <table:table-cell/>
          <table:table-cell table:style-name="ce271" office:value-type="string">
            <text:p>Functions list</text:p>
          </table:table-cell>
          <table:table-cell table:style-name="ce273" office:value-type="string" table:number-columns-spanned="3" table:number-rows-spanned="1">
            <text:p>Check something on program</text:p>
          </table:table-cell>
          <table:covered-table-cell table:number-columns-repeated="2" table:style-name="ce273"/>
          <table:table-cell/>
          <table:table-cell table:style-name="ce109"/>
          <table:table-cell table:style-name="ce190"/>
          <table:table-cell table:style-name="ce193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0"/>
          <table:table-cell table:style-name="ce280" table:number-columns-repeated="205"/>
          <table:table-cell table:number-columns-repeated="35"/>
        </table:table-row>
        <table:table-row table:style-name="ro14">
          <table:table-cell/>
          <table:table-cell table:style-name="ce271" office:value-type="string">
            <text:p>Total Main Cases</text:p>
          </table:table-cell>
          <table:table-cell table:style-name="ce13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31"/>
          <table:table-cell/>
          <table:table-cell table:style-name="ce109"/>
          <table:table-cell table:style-name="ce190"/>
          <table:table-cell table:style-name="ce194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0"/>
          <table:table-cell table:style-name="ce280" table:number-columns-repeated="205"/>
          <table:table-cell table:number-columns-repeated="35"/>
        </table:table-row>
        <table:table-row table:style-name="ro22">
          <table:table-cell/>
          <table:table-cell table:style-name="ce272"/>
          <table:table-cell table:number-columns-repeated="7"/>
          <table:table-cell table:style-name="ce154"/>
          <table:table-cell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35">
          <table:table-cell table:style-name="ce268" office:value-type="float" office:value="1">
            <text:p>001</text:p>
          </table:table-cell>
          <table:table-cell table:style-name="ce62" office:value-type="string">
            <text:p>FNC_ECMS_WCM_MICS_01.001</text:p>
          </table:table-cell>
          <table:table-cell table:style-name="ce275" office:value-type="float" office:value="1">
            <text:p>001</text:p>
          </table:table-cell>
          <table:table-cell table:style-name="ce276" office:value-type="string">
            <text:p>WCM\Site Admin Toolbar\Edit Mode</text:p>
          </table:table-cell>
          <table:table-cell table:style-name="ce70" office:value-type="string">
            <text:p>Display edit mode </text:p>
          </table:table-cell>
          <table:table-cell table:style-name="ce277" office:value-type="string">
            <text:p>Step 1: Access WCM program</text:p>
          </table:table-cell>
          <table:table-cell table:style-name="ce278" office:value-type="string">
            <text:p>- Login with user is advanced user</text:p>
          </table:table-cell>
          <table:table-cell table:style-name="ce278" office:value-type="string">
            <text:p>- Login successfully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35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6" office:value-type="string">
            <text:p>WCM\Site Admin Toolbar\Edit Mode</text:p>
          </table:table-cell>
          <table:table-cell table:style-name="ce276" office:value-type="string">
            <text:p>Display edit mode </text:p>
            <text:p><text:s/></text:p>
          </table:table-cell>
          <table:table-cell table:style-name="ce277" office:value-type="string">
            <text:p>Step 2: Display edit mode</text:p>
          </table:table-cell>
          <table:table-cell table:style-name="ce278" office:value-type="string">
            <text:p>- Select <text:span text:style-name="T8">Edit</text:span> mode <text:span text:style-name="T21">at the </text:span><text:span text:style-name="T21">top right </text:span><text:span text:style-name="T21">corner</text:span></text:p>
          </table:table-cell>
          <table:table-cell table:style-name="ce278" office:value-type="string">
            <text:p>- Display edit mode, which display <text:s/>all quick edit icons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62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76" office:value-type="string">
            <text:p>WCM\Site Admin Toolbar\Edit Mode</text:p>
          </table:table-cell>
          <table:table-cell table:style-name="ce70" office:value-type="string">
            <text:p>Display live mode </text:p>
          </table:table-cell>
          <table:table-cell table:style-name="ce277" office:value-type="string">
            <text:p>Step 1: Access WCM program</text:p>
          </table:table-cell>
          <table:table-cell table:style-name="ce278" office:value-type="string">
            <text:p>- Login with user is advanced user</text:p>
          </table:table-cell>
          <table:table-cell table:style-name="ce278" office:value-type="string">
            <text:p>- Login successfully</text:p>
            <text:p><text:span text:style-name="T28">- Display live </text:span><text:span text:style-name="T28">mode, which </text:span><text:span text:style-name="T28">disappear all </text:span><text:span text:style-name="T28">quick edit </text:span><text:span text:style-name="T28">icons</text:span>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62">
          <table:table-cell table:style-name="ce12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76" office:value-type="string">
            <text:p>WCM\Site Admin Toolbar\Edit Mode</text:p>
          </table:table-cell>
          <table:table-cell table:style-name="ce276" office:value-type="string">
            <text:p>Display live mode </text:p>
          </table:table-cell>
          <table:table-cell table:style-name="ce277" office:value-type="string">
            <text:p>Step 2: Display live mode</text:p>
          </table:table-cell>
          <table:table-cell table:style-name="ce278" office:value-type="string">
            <text:p>- Select <text:span text:style-name="T8">Publish</text:span> mode <text:span text:style-name="T21">at the </text:span><text:span text:style-name="T21">top right </text:span><text:span text:style-name="T21">corner</text:span></text:p>
          </table:table-cell>
          <table:table-cell table:style-name="ce278" office:value-type="string">
            <text:p>- Display publish mode, no quick edit icon</text:p>
          </table:table-cell>
          <table:table-cell table:style-name="ce112" office:value-type="string">
            <text:p>High</text:p>
          </table:table-cell>
          <table:table-cell table:number-columns-repeated="247"/>
        </table:table-row>
        <table:table-row table:style-name="ro62" table:number-rows-repeated="10">
          <table:table-cell table:number-columns-repeated="256"/>
        </table:table-row>
        <table:table-row table:style-name="ro62">
          <table:table-cell table:number-columns-repeated="256"/>
        </table:table-row>
      </table:table>
      <table:table table:name="Newsletter" table:style-name="ta4" table:print="false">
        <table:table-column table:style-name="co49" table:default-cell-style-name="ce122"/>
        <table:table-column table:style-name="co38" table:default-cell-style-name="ce66"/>
        <table:table-column table:style-name="co50" table:default-cell-style-name="ce132"/>
        <table:table-column table:style-name="co51" table:default-cell-style-name="ce141"/>
        <table:table-column table:style-name="co52" table:default-cell-style-name="ce227"/>
        <table:table-column table:style-name="co39" table:default-cell-style-name="ce227"/>
        <table:table-column table:style-name="co53" table:default-cell-style-name="ce227"/>
        <table:table-column table:style-name="co54" table:default-cell-style-name="ce227"/>
        <table:table-column table:style-name="co48" table:default-cell-style-name="ce227"/>
        <table:table-column table:style-name="co55" table:default-cell-style-name="ce128"/>
        <table:table-column table:style-name="co7" table:default-cell-style-name="ce128"/>
        <table:table-column table:style-name="co56" table:default-cell-style-name="ce128"/>
        <table:table-column table:style-name="co7" table:number-columns-repeated="244" table:default-cell-style-name="ce128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0];[.$K1])" office:value-type="float" office:value="0">
            <text:p>0</text:p>
          </table:table-cell>
          <table:table-cell table:style-name="ce153" table:formula="of:=COUNTIF([.M$7:.M$1010];[.$K1])" office:value-type="float" office:value="0">
            <text:p>0</text:p>
          </table:table-cell>
          <table:table-cell table:style-name="ce153" table:formula="of:=COUNTIF([.N$7:.N$1010];[.$K1])" office:value-type="float" office:value="0">
            <text:p>0</text:p>
          </table:table-cell>
          <table:table-cell table:style-name="ce153" table:formula="of:=COUNTIF([.O$7:.O$1010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0];[.$K2])" office:value-type="float" office:value="0">
            <text:p>0</text:p>
          </table:table-cell>
          <table:table-cell table:style-name="ce153" table:formula="of:=COUNTIF([.M$7:.M$1010];[.$K2])" office:value-type="float" office:value="0">
            <text:p>0</text:p>
          </table:table-cell>
          <table:table-cell table:style-name="ce153" table:formula="of:=COUNTIF([.N$7:.N$1010];[.$K2])" office:value-type="float" office:value="0">
            <text:p>0</text:p>
          </table:table-cell>
          <table:table-cell table:style-name="ce153" table:formula="of:=COUNTIF([.O$7:.O$1010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33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0];[.$K3])" office:value-type="float" office:value="0">
            <text:p>0</text:p>
          </table:table-cell>
          <table:table-cell table:style-name="ce153" table:formula="of:=COUNTIF([.M$7:.M$1010];[.$K3])" office:value-type="float" office:value="0">
            <text:p>0</text:p>
          </table:table-cell>
          <table:table-cell table:style-name="ce153" table:formula="of:=COUNTIF([.N$7:.N$1010];[.$K3])" office:value-type="float" office:value="0">
            <text:p>0</text:p>
          </table:table-cell>
          <table:table-cell table:style-name="ce153" table:formula="of:=COUNTIF([.O$7:.O$1010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style-name="Default" table:number-columns-repeated="2"/>
          <table:table-cell table:style-name="ce243"/>
          <table:table-cell table:style-name="ce244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0];[.$K4])" office:value-type="float" office:value="0">
            <text:p>0</text:p>
          </table:table-cell>
          <table:table-cell table:style-name="ce153" table:formula="of:=COUNTIF([.M$7:.M$1010];[.$K4])" office:value-type="float" office:value="0">
            <text:p>0</text:p>
          </table:table-cell>
          <table:table-cell table:style-name="ce153" table:formula="of:=COUNTIF([.N$7:.N$1010];[.$K4])" office:value-type="float" office:value="0">
            <text:p>0</text:p>
          </table:table-cell>
          <table:table-cell table:style-name="ce153" table:formula="of:=COUNTIF([.O$7:.O$1010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style-name="Default" table:number-columns-repeated="2"/>
          <table:table-cell table:style-name="ce243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0];[.$K5])" office:value-type="float" office:value="0">
            <text:p>0</text:p>
          </table:table-cell>
          <table:table-cell table:style-name="ce153" table:formula="of:=COUNTIF([.M$7:.M$1010];[.$K5])" office:value-type="float" office:value="0">
            <text:p>0</text:p>
          </table:table-cell>
          <table:table-cell table:style-name="ce153" table:formula="of:=COUNTIF([.N$7:.N$1010];[.$K5])" office:value-type="float" office:value="0">
            <text:p>0</text:p>
          </table:table-cell>
          <table:table-cell table:style-name="ce153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35">
          <table:table-cell table:style-name="ce281" office:value-type="float" office:value="1">
            <text:p>001</text:p>
          </table:table-cell>
          <table:table-cell table:style-name="ce62" office:value-type="string">
            <text:p>FNC_ECMS_WCM_NEWS_01</text:p>
          </table:table-cell>
          <table:table-cell table:style-name="ce283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put value in all required file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3: Select subscription</text:p>
          </table:table-cell>
          <table:table-cell table:style-name="ce142" office:value-type="string">
            <text:p>Tick on check-box of at least one subscription in each category </text:p>
          </table:table-cell>
          <table:table-cell table:style-name="ce14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<text:span text:style-name="T10">Subscribe</text:span> button</text:p>
          </table:table-cell>
          <table:table-cell table:style-name="ce14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3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'Your Email' field is blank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'Your Email' field is blank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3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is not right format (abc@def.com)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email address is not right format (abc@def.com)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3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do not select any category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3: Select category</text:p>
          </table:table-cell>
          <table:table-cell table:style-name="ce142" office:value-type="string">
            <text:p>Do not tick on check-box of any subscription which you want to receipt in 'Your status' column</text:p>
          </table:table-cell>
          <table:table-cell table:style-name="ce14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Subscribe button</text:p>
          </table:table-cell>
          <table:table-cell table:style-name="ce14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3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a newsletter email when input more than one email address in Your Email fiel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a newsletter email when input more than one email address in Your Email field</text:p>
          </table:table-cell>
          <table:table-cell table:style-name="ce137" office:value-type="string">
            <text:p>Step 2: Put more than one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2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3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directly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8" office:value-type="string">
            <text:p>Change the subscription directly</text:p>
          </table:table-cell>
          <table:table-cell table:style-name="ce142" office:value-type="string">
            <text:p>Step 2: Change the subscription</text:p>
          </table:table-cell>
          <table:table-cell table:style-name="ce142" office:value-type="string"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from link in the confirmation letter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8" office:value-type="string">
            <text:p>Change the subscription from link in the confirmation letter</text:p>
          </table:table-cell>
          <table:table-cell table:style-name="ce142" office:value-type="string">
            <text:p>Step 2: Change the subscription </text:p>
          </table:table-cell>
          <table:table-cell table:style-name="ce14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3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1" office:value-type="string">
            <text:p>No receipt email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8" office:value-type="string">
            <text:p>No receipt email</text:p>
          </table:table-cell>
          <table:table-cell table:style-name="ce137" office:value-type="string">
            <text:p>Step 2: No receipt email</text:p>
          </table:table-cell>
          <table:table-cell table:style-name="ce137" office:value-type="string">
            <text:p>Click on Forget this email button near 'Your Email' field</text:p>
          </table:table-cell>
          <table:table-cell table:style-name="ce14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have special character (!@#$%^&amp;*()&lt;&gt;?|”) 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email address have special character (!@#$%^&amp;*()&lt;&gt;?|”) 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62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84" office:value-type="string">
            <text:p>WCM\Newsletter\Management\Category</text:p>
          </table:table-cell>
          <table:table-cell table:style-name="ce101" office:value-type="string">
            <text:p>Check create new category when put value in required field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Acme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hen put value in required field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hen put value in required fields</text:p>
          </table:table-cell>
          <table:table-cell table:style-name="ce141" office:value-type="string">
            <text:p>Step 3: Create new category with correct title and name</text:p>
          </table:table-cell>
          <table:table-cell table:style-name="ce141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4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3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title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title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title</text:p>
          </table:table-cell>
          <table:table-cell table:style-name="ce142" office:value-type="string">
            <text:p>Step 3: Create new category with blank title</text:p>
          </table:table-cell>
          <table:table-cell table:style-name="ce142" office:value-type="string">
            <text:p>- Leave Title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name 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name 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name </text:p>
          </table:table-cell>
          <table:table-cell table:style-name="ce142" office:value-type="string">
            <text:p>Step 3: Create new category with blank name</text:p>
          </table:table-cell>
          <table:table-cell table:style-name="ce142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3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out permission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out permission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out permission</text:p>
          </table:table-cell>
          <table:table-cell table:style-name="ce142" office:value-type="string">
            <text:p>Step 3: Create new category without permission</text:p>
          </table:table-cell>
          <table:table-cell table:style-name="ce142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3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on name field</text:p>
          </table:table-cell>
          <table:table-cell table:style-name="ce142" office:value-type="string">
            <text:p>Step 3: Create new category have space on name field</text:p>
          </table:table-cell>
          <table:table-cell table:style-name="ce142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3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letter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letter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3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3: Create new category have special character on nam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3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3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nam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nam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nam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titl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titl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titl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3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2: Show select user form</text:p>
          </table:table-cell>
          <table:table-cell table:style-name="ce142" office:value-type="string">
            <text:p>Click Select user icon in Moderator field</text:p>
          </table:table-cell>
          <table:table-cell table:style-name="ce14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3: Check filter user by input group directly</text:p>
          </table:table-cell>
          <table:table-cell table:style-name="ce137" office:value-type="string">
            <text:p>Input group name or group path into Group field &amp; hit Enter</text:p>
          </table:table-cell>
          <table:table-cell table:style-name="ce14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4: Check filter user by using search group icon</text:p>
          </table:table-cell>
          <table:table-cell table:style-name="ce137" office:value-type="string">
            <text:p>- Click Search group icon in Select User form</text:p>
            <text:p>- Select specific group in Select group form</text:p>
          </table:table-cell>
          <table:table-cell table:style-name="ce14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5: Check filter by Username/LastName/FirstName/Email</text:p>
          </table:table-cell>
          <table:table-cell table:style-name="ce13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3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user as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</text:span><text:span text:style-name="T8">use</text:span>r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3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group to be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</text:span><text:span text:style-name="T8">group</text:span>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3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multi-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multi-moderator while adding new category</text:p>
          </table:table-cell>
          <table:table-cell table:style-name="ce137" office:value-type="string">
            <text:p>Step 2: Select multi moderators</text:p>
          </table:table-cell>
          <table:table-cell table:style-name="ce137" office:value-type="string">
            <text:p>- Select different users, 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3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removing added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2: Check Delete icon when there's no moderator yet</text:p>
          </table:table-cell>
          <table:table-cell table:style-name="ce142" office:value-type="string">
            <text:p>In add new category form: click Delete icon when there's no one for Moderator field</text:p>
          </table:table-cell>
          <table:table-cell table:style-name="ce14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3: Add moderator</text:p>
          </table:table-cell>
          <table:table-cell table:style-name="ce142" office:value-type="string">
            <text:p>Select user/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4: Show form to delete moderator</text:p>
          </table:table-cell>
          <table:table-cell table:style-name="ce137" office:value-type="string">
            <text:p>Click Delete icon in Moderator field</text:p>
          </table:table-cell>
          <table:table-cell table:style-name="ce14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5: Check Delete moderator</text:p>
          </table:table-cell>
          <table:table-cell table:style-name="ce137" office:value-type="string">
            <text:p>Check the check box of user/group in Remove moderator form then click Remove button</text:p>
          </table:table-cell>
          <table:table-cell table:style-name="ce14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3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Edit existing categorie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Edit existing categories</text:p>
          </table:table-cell>
          <table:table-cell table:style-name="ce143" office:value-type="string">
            <text:p>Step 2: Display menu to edit category</text:p>
          </table:table-cell>
          <table:table-cell table:style-name="ce142" office:value-type="string">
            <text:p>- Click on <text:span text:style-name="T10">Administrati</text:span><text:span text:style-name="T10">on</text:span> button on the right corner of table and select 'Edit Category'</text:p>
          </table:table-cell>
          <table:table-cell table:style-name="ce13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Edit existing categories</text:p>
          </table:table-cell>
          <table:table-cell table:style-name="ce143" office:value-type="string">
            <text:p>Step 3: Edit category</text:p>
          </table:table-cell>
          <table:table-cell table:style-name="ce142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3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Delete category when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</text:span><text:span text:style-name="T10">on</text:span> button on the right corner of table and select 'Delete Category'</text:p>
            <text:p>- Click OK on confirm message </text:p>
          </table:table-cell>
          <table:table-cell table:style-name="ce13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3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do not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Delete category when do not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</text:span><text:span text:style-name="T10">on</text:span> button on the right corner of table and select 'Delete Category'</text:p>
            <text:p>- Click Cancel on confirm message </text:p>
          </table:table-cell>
          <table:table-cell table:style-name="ce13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62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hen put valid data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hen put valid data in all required file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hen put valid data in all required filed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in specify categor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10">- </text:span><text:span text:style-name="T4">Select one </text:span><text:span text:style-name="T4">category</text:span></text:p>
          </table:table-cell>
          <table:table-cell table:style-name="ce13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in specify category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in specify category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didn't choose category, which you wa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didn't choose category, which you want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didn't choose category, which you want</text:p>
          </table:table-cell>
          <table:table-cell table:style-name="ce141" office:value-type="string">
            <text:p>Step 3: Create new subscription but do not choose category</text:p>
          </table:table-cell>
          <table:table-cell table:style-name="ce14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name field</text:p>
          </table:table-cell>
          <table:table-cell table:style-name="ce143" office:value-type="string">
            <text:p>Step 3: Create new subscription with blank name field</text:p>
          </table:table-cell>
          <table:table-cell table:style-name="ce141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title field</text:p>
          </table:table-cell>
          <table:table-cell table:style-name="ce143" office:value-type="string">
            <text:p>Step 3: Create new subscription with blank title field</text:p>
          </table:table-cell>
          <table:table-cell table:style-name="ce141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3: Create new subscription contain special character(!@#$%^&amp;*()&lt;&gt;?|”) on name field</text:p>
          </table:table-cell>
          <table:table-cell table:style-name="ce141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3: Create new subscription contain special character(!@#$%^&amp;*()&lt;&gt;?|”) on title field</text:p>
          </table:table-cell>
          <table:table-cell table:style-name="ce141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has the same name with existing subscription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has the same name with existing subscription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has the same name with existing subscriptions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4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blank redacto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blank redactor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blank redactor</text:p>
          </table:table-cell>
          <table:table-cell table:style-name="ce141" office:value-type="string">
            <text:p>Step 3: Create new subscription with blank redactor</text:p>
          </table:table-cell>
          <table:table-cell table:style-name="ce141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4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multiple redacto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multiple redactor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multiple redactors</text:p>
          </table:table-cell>
          <table:table-cell table:style-name="ce141" office:value-type="string">
            <text:p>Step 3: Create new subscription with multiple redactor</text:p>
          </table:table-cell>
          <table:table-cell table:style-name="ce141" office:value-type="string">
            <text:p>- Select a category</text:p>
            <text:p>- Input valid data in Name and Title fields</text:p>
            <text:p>- Click [<text:span text:style-name="T10">Select </text:span><text:span text:style-name="T10">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4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5: Delete a redactor</text:p>
          </table:table-cell>
          <table:table-cell table:style-name="ce137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all redactors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s in subscription without checking users in Remove Redactor form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cancel removing redactor in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5: Cancel removing redactors</text:p>
          </table:table-cell>
          <table:table-cell table:style-name="ce137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open an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View a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65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84" office:value-type="string">
            <text:p>WCM\Newsletter\Management New Letter</text:p>
          </table:table-cell>
          <table:table-cell table:style-name="ce92" office:value-type="string">
            <text:p>Create new letter when put valid value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send date field is blank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do not update sending paramete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<text:s/>chosen time is equal or less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chosen time is greater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annot receive a letter if user has not confirmed yet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table:style-name="ce137" office:value-type="string">
            <text:p>Step 2: Subscribe newsletter </text:p>
          </table:table-cell>
          <table:table-cell table:style-name="ce13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table:style-name="ce137" office:value-type="string">
            <text:p>Step 3: Not confirm the letter</text:p>
          </table:table-cell>
          <table:table-cell table:style-name="ce13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</text:span><text:span text:style-name="T10">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</text:span><text:span text:style-name="T10">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which has draf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se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awaiting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ave] button after editing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Edit an existing letter which has Sen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65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Ban public user in News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ban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Delete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 table:number-rows-repeated="118">
          <table:table-cell table:style-name="ce282"/>
          <table:table-cell table:style-name="ce227"/>
          <table:table-cell table:style-name="ce282"/>
          <table:table-cell table:style-name="ce227"/>
          <table:table-cell table:number-columns-repeated="252"/>
        </table:table-row>
        <table:table-row table:style-name="ro45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45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7" table:default-cell-style-name="ce282"/>
        <table:table-column table:style-name="co58" table:default-cell-style-name="ce227"/>
        <table:table-column table:style-name="co59" table:default-cell-style-name="ce282"/>
        <table:table-column table:style-name="co60" table:default-cell-style-name="ce227"/>
        <table:table-column table:style-name="co61" table:default-cell-style-name="ce227"/>
        <table:table-column table:style-name="co62" table:default-cell-style-name="ce227"/>
        <table:table-column table:style-name="co63" table:default-cell-style-name="ce227"/>
        <table:table-column table:style-name="co64" table:default-cell-style-name="ce227"/>
        <table:table-column table:style-name="co42" table:default-cell-style-name="ce227"/>
        <table:table-column table:style-name="co7" table:number-columns-repeated="247" table:default-cell-style-name="ce128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09];[.$K1])" office:value-type="float" office:value="0">
            <text:p>0</text:p>
          </table:table-cell>
          <table:table-cell table:style-name="ce153" table:formula="of:=COUNTIF([.M$7:.M$1009];[.$K1])" office:value-type="float" office:value="0">
            <text:p>0</text:p>
          </table:table-cell>
          <table:table-cell table:style-name="ce153" table:formula="of:=COUNTIF([.N$7:.N$1009];[.$K1])" office:value-type="float" office:value="0">
            <text:p>0</text:p>
          </table:table-cell>
          <table:table-cell table:style-name="ce153" table:formula="of:=COUNTIF([.O$7:.O$1009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9];[.$K2])" office:value-type="float" office:value="0">
            <text:p>0</text:p>
          </table:table-cell>
          <table:table-cell table:style-name="ce153" table:formula="of:=COUNTIF([.M$7:.M$1009];[.$K2])" office:value-type="float" office:value="0">
            <text:p>0</text:p>
          </table:table-cell>
          <table:table-cell table:style-name="ce153" table:formula="of:=COUNTIF([.N$7:.N$1009];[.$K2])" office:value-type="float" office:value="0">
            <text:p>0</text:p>
          </table:table-cell>
          <table:table-cell table:style-name="ce153" table:formula="of:=COUNTIF([.O$7:.O$1009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33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 new node type and dialog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9];[.$K3])" office:value-type="float" office:value="0">
            <text:p>0</text:p>
          </table:table-cell>
          <table:table-cell table:style-name="ce153" table:formula="of:=COUNTIF([.M$7:.M$1009];[.$K3])" office:value-type="float" office:value="0">
            <text:p>0</text:p>
          </table:table-cell>
          <table:table-cell table:style-name="ce153" table:formula="of:=COUNTIF([.N$7:.N$1009];[.$K3])" office:value-type="float" office:value="0">
            <text:p>0</text:p>
          </table:table-cell>
          <table:table-cell table:style-name="ce153" table:formula="of:=COUNTIF([.O$7:.O$1009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style-name="Default" table:number-columns-repeated="2"/>
          <table:table-cell table:style-name="ce243"/>
          <table:table-cell table:style-name="ce244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9];[.$K4])" office:value-type="float" office:value="0">
            <text:p>0</text:p>
          </table:table-cell>
          <table:table-cell table:style-name="ce153" table:formula="of:=COUNTIF([.M$7:.M$1009];[.$K4])" office:value-type="float" office:value="0">
            <text:p>0</text:p>
          </table:table-cell>
          <table:table-cell table:style-name="ce153" table:formula="of:=COUNTIF([.N$7:.N$1009];[.$K4])" office:value-type="float" office:value="0">
            <text:p>0</text:p>
          </table:table-cell>
          <table:table-cell table:style-name="ce153" table:formula="of:=COUNTIF([.O$7:.O$1009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style-name="Default" table:number-columns-repeated="2"/>
          <table:table-cell table:style-name="ce243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9];[.$K5])" office:value-type="float" office:value="0">
            <text:p>0</text:p>
          </table:table-cell>
          <table:table-cell table:style-name="ce153" table:formula="of:=COUNTIF([.M$7:.M$1009];[.$K5])" office:value-type="float" office:value="0">
            <text:p>0</text:p>
          </table:table-cell>
          <table:table-cell table:style-name="ce153" table:formula="of:=COUNTIF([.N$7:.N$1009];[.$K5])" office:value-type="float" office:value="0">
            <text:p>0</text:p>
          </table:table-cell>
          <table:table-cell table:style-name="ce153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9">
          <table:table-cell table:style-name="ce281" office:value-type="float" office:value="1">
            <text:p>001</text:p>
          </table:table-cell>
          <table:table-cell table:style-name="ce62" office:value-type="string">
            <text:p>FNC_ECMS_WCM_FORM_01</text:p>
          </table:table-cell>
          <table:table-cell table:style-name="ce283" office:value-type="float" office:value="1">
            <text:p>001</text:p>
          </table:table-cell>
          <table:table-cell table:style-name="ce284" office:value-type="string">
            <text:p>WCM\Form Generator</text:p>
          </table:table-cell>
          <table:table-cell table:style-name="ce9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89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89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</text:span><text:span text:style-name="T8">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2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</text:span><text:span text:style-name="T10">Sites </text:span><text:span text:style-name="T10">Administrati</text:span><text:span text:style-name="T10">on</text:span></text:p>
            <text:p>- Select <text:span text:style-name="T10">Type of </text:span><text:span text:style-name="T10">Content-&gt; </text:span><text:span text:style-name="T10">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</text:span><text:span text:style-name="T10">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32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0" office:value-type="string">
            <text:p>- Put value in all required field</text:p>
            <text:p>- Click <text:span text:style-name="T8">Save</text:span> button</text:p>
          </table:table-cell>
          <table:table-cell table:style-name="ce291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0" office:value-type="string">
            <text:p>- Go to <text:span text:style-name="T8">Site </text:span><text:span text:style-name="T8">Explorer</text:span></text:p>
            <text:p><text:span text:style-name="T7">- Select path </text:span><text:span text:style-name="T7">that you </text:span><text:span text:style-name="T7">store </text:span><text:span text:style-name="T7">document</text:span></text:p>
          </table:table-cell>
          <table:table-cell table:style-name="ce291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22"/>
          <table:table-cell table:style-name="ce92"/>
          <table:table-cell table:style-name="ce132"/>
          <table:table-cell table:style-name="ce141"/>
          <table:table-cell table:style-name="ce232"/>
          <table:table-cell/>
          <table:table-cell table:style-name="ce290" table:number-columns-repeated="2"/>
          <table:table-cell table:number-columns-repeated="248"/>
        </table:table-row>
        <table:table-row table:style-name="ro88" table:number-rows-repeated="136">
          <table:table-cell table:number-columns-repeated="256"/>
        </table:table-row>
        <table:table-row table:style-name="ro88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88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7"/>
        <table:table-column table:style-name="co69" table:default-cell-style-name="ce227"/>
        <table:table-column table:style-name="co41" table:default-cell-style-name="ce282"/>
        <table:table-column table:style-name="co70" table:default-cell-style-name="ce227"/>
        <table:table-column table:style-name="co71" table:default-cell-style-name="ce227"/>
        <table:table-column table:style-name="co72" table:default-cell-style-name="ce227"/>
        <table:table-column table:style-name="co73" table:default-cell-style-name="ce227"/>
        <table:table-column table:style-name="co46" table:default-cell-style-name="ce227"/>
        <table:table-column table:style-name="co7" table:default-cell-style-name="ce227"/>
        <table:table-column table:style-name="co7" table:number-columns-repeated="247" table:default-cell-style-name="Default"/>
        <table:table-row table:style-name="ro22">
          <table:table-cell table:style-name="ce150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34];[.$K1])" office:value-type="float" office:value="0">
            <text:p>0</text:p>
          </table:table-cell>
          <table:table-cell table:style-name="ce153" table:formula="of:=COUNTIF([.M$7:.M$1034];[.$K1])" office:value-type="float" office:value="0">
            <text:p>0</text:p>
          </table:table-cell>
          <table:table-cell table:style-name="ce153" table:formula="of:=COUNTIF([.N$7:.N$1034];[.$K1])" office:value-type="float" office:value="0">
            <text:p>0</text:p>
          </table:table-cell>
          <table:table-cell table:style-name="ce153" table:formula="of:=COUNTIF([.O$7:.O$1034];[.$K1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34];[.$K2])" office:value-type="float" office:value="0">
            <text:p>0</text:p>
          </table:table-cell>
          <table:table-cell table:style-name="ce153" table:formula="of:=COUNTIF([.M$7:.M$1034];[.$K2])" office:value-type="float" office:value="0">
            <text:p>0</text:p>
          </table:table-cell>
          <table:table-cell table:style-name="ce153" table:formula="of:=COUNTIF([.N$7:.N$1034];[.$K2])" office:value-type="float" office:value="0">
            <text:p>0</text:p>
          </table:table-cell>
          <table:table-cell table:style-name="ce153" table:formula="of:=COUNTIF([.O$7:.O$1034];[.$K2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33">
          <table:table-cell table:style-name="ce150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34];[.$K3])" office:value-type="float" office:value="0">
            <text:p>0</text:p>
          </table:table-cell>
          <table:table-cell table:style-name="ce153" table:formula="of:=COUNTIF([.M$7:.M$1034];[.$K3])" office:value-type="float" office:value="0">
            <text:p>0</text:p>
          </table:table-cell>
          <table:table-cell table:style-name="ce153" table:formula="of:=COUNTIF([.N$7:.N$1034];[.$K3])" office:value-type="float" office:value="0">
            <text:p>0</text:p>
          </table:table-cell>
          <table:table-cell table:style-name="ce153" table:formula="of:=COUNTIF([.O$7:.O$1034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number-columns-repeated="2"/>
          <table:table-cell table:style-name="ce243"/>
          <table:table-cell table:style-name="ce244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225" office:value-type="string">
            <text:p>Total Main Cases</text:p>
          </table:table-cell>
          <table:table-cell table:style-name="ce131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34];[.$K4])" office:value-type="float" office:value="0">
            <text:p>0</text:p>
          </table:table-cell>
          <table:table-cell table:style-name="ce153" table:formula="of:=COUNTIF([.M$7:.M$1034];[.$K4])" office:value-type="float" office:value="0">
            <text:p>0</text:p>
          </table:table-cell>
          <table:table-cell table:style-name="ce153" table:formula="of:=COUNTIF([.N$7:.N$1034];[.$K4])" office:value-type="float" office:value="0">
            <text:p>0</text:p>
          </table:table-cell>
          <table:table-cell table:style-name="ce153" table:formula="of:=COUNTIF([.O$7:.O$1034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number-columns-repeated="2"/>
          <table:table-cell table:style-name="ce243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office:value-type="string">
            <text:p>N/A</text:p>
          </table:table-cell>
          <table:table-cell table:style-name="ce153" table:formula="of:=COUNTIF([.L$7:.L$1034];[.$K5])" office:value-type="float" office:value="0">
            <text:p>0</text:p>
          </table:table-cell>
          <table:table-cell table:style-name="ce153" table:formula="of:=COUNTIF([.M$7:.M$1034];[.$K5])" office:value-type="float" office:value="0">
            <text:p>0</text:p>
          </table:table-cell>
          <table:table-cell table:style-name="ce153" table:formula="of:=COUNTIF([.N$7:.N$1034];[.$K5])" office:value-type="float" office:value="0">
            <text:p>0</text:p>
          </table:table-cell>
          <table:table-cell table:style-name="ce15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31">
          <table:table-cell table:style-name="ce281" office:value-type="float" office:value="1">
            <text:p>001</text:p>
          </table:table-cell>
          <table:table-cell table:style-name="ce62" office:value-type="string">
            <text:p>FNC_ECMS_WCM_CAT_01</text:p>
          </table:table-cell>
          <table:table-cell table:style-name="ce283" office:value-type="float" office:value="1">
            <text:p>001</text:p>
          </table:table-cell>
          <table:table-cell table:style-name="ce284" office:value-type="string">
            <text:p>WCM\Categories\Category Navigation</text:p>
          </table:table-cell>
          <table:table-cell table:style-name="ce9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</text:span><text:span text:style-name="T10">on</text:span></text:p>
            <text:p><text:span text:style-name="T10">- </text:span><text:span text:style-name="T4">Go to </text:span></text:p>
            <text:p><text:span text:style-name="T8">Categories </text:span><text:span text:style-name="T8">&amp; Tags</text:span><text:span text:style-name="T4"> </text:span><text:span text:style-name="T10">-&gt;Manage </text:span><text:span text:style-name="T10">Categories</text:span></text:p>
            <text:p><text:span text:style-name="T4">- Click Edit </text:span><text:span text:style-name="T4">icon on </text:span><text:span text:style-name="T4">Acme </text:span><text:span text:style-name="T4">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</text:span><text:span text:style-name="T10">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23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23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2" office:value-type="string">
            <text:p>FNC_ECMS_WCM_CAT_02</text:p>
          </table:table-cell>
          <table:table-cell table:style-name="ce132" office:value-type="float" office:value="1">
            <text:p>001</text:p>
          </table:table-cell>
          <table:table-cell table:style-name="ce284" office:value-type="string">
            <text:p>WCM\Categories\PCLV</text:p>
          </table:table-cell>
          <table:table-cell table:style-name="ce9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</text:span><text:span text:style-name="T8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62" office:value-type="string">
            <text:p>FNC_ECMS_WCM_CAT_03</text:p>
          </table:table-cell>
          <table:table-cell table:style-name="ce132" office:value-type="float" office:value="1">
            <text:p>001</text:p>
          </table:table-cell>
          <table:table-cell table:style-name="ce78" office:value-type="string">
            <text:p>WCM\Categories\Tags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08">
          <table:table-cell table:number-columns-repeated="256"/>
        </table:table-row>
        <table:table-row table:style-name="ro83" table:number-rows-repeated="10">
          <table:table-cell table:style-name="ce128" table:number-columns-repeated="2"/>
          <table:table-cell table:style-name="ce123"/>
          <table:table-cell table:style-name="ce128" table:number-columns-repeated="253"/>
        </table:table-row>
        <table:table-row table:style-name="ro83">
          <table:table-cell table:style-name="ce128" table:number-columns-repeated="2"/>
          <table:table-cell table:style-name="ce123"/>
          <table:table-cell table:style-name="ce128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3" table:target-range-address="Content_List_Viewer.A6:Content_List_Viewer.N1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7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4-20T17:16:09</dc:date>
    <meta:editing-cycles>428</meta:editing-cycles>
    <meta:editing-duration>P5DT5H35M46S</meta:editing-duration>
    <dc:creator>exoplatform </dc:creator>
    <meta:document-statistic meta:table-count="13" meta:cell-count="9772" meta:object-count="2"/>
    <meta:user-defined meta:name="Info 1"/>
    <meta:user-defined meta:name="Info 2"/>
    <meta:user-defined meta:name="Info 3"/>
    <meta:user-defined meta:name="Info 4"/>
  </office:meta>
</office:document-meta>
</file>